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新村1</text:p>
          </table:table-cell>
          <table:table-cell table:style-name="ce2"/>
          <table:table-cell office:value-type="string" calcext:value-type="string">
            <text:p>新村2</text:p>
          </table:table-cell>
          <table:table-cell table:style-name="ce2"/>
          <table:table-cell office:value-type="string" calcext:value-type="string">
            <text:p>新村3</text:p>
          </table:table-cell>
          <table:table-cell table:style-name="ce2" table:number-columns-repeated="2"/>
          <table:table-cell/>
          <table:table-cell office:value-type="string" calcext:value-type="string">
            <text:p>用随机数发生器进行抽样</text:p>
          </table:table-cell>
          <table:table-cell/>
          <table:table-cell table:style-name="ce2" table:number-columns-repeated="1014"/>
        </table:table-row>
        <table:table-row table:style-name="ro1">
          <table:table-cell table:formula="of:=RAND()*100" office:value-type="float" office:value="53.4564026980661" calcext:value-type="float">
            <text:p>53 </text:p>
          </table:table-cell>
          <table:table-cell/>
          <table:table-cell table:formula="of:=RAND()*100" office:value-type="float" office:value="83.6141686770134" calcext:value-type="float">
            <text:p>84 </text:p>
          </table:table-cell>
          <table:table-cell/>
          <table:table-cell table:formula="of:=RAND()*100" office:value-type="float" office:value="12.3692164313979" calcext:value-type="float">
            <text:p>1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3.8188910041936" calcext:value-type="float">
            <text:p>34 </text:p>
          </table:table-cell>
          <table:table-cell table:style-name="ce2"/>
          <table:table-cell table:formula="of:=RAND()*100" office:value-type="float" office:value="52.5909994845279" calcext:value-type="float">
            <text:p>53 </text:p>
          </table:table-cell>
          <table:table-cell table:style-name="ce2"/>
          <table:table-cell table:formula="of:=RAND()*100" office:value-type="float" office:value="48.7866389215924" calcext:value-type="float">
            <text:p>49 </text:p>
          </table:table-cell>
          <table:table-cell table:style-name="ce2" table:number-columns-repeated="2"/>
          <table:table-cell office:value-type="string" calcext:value-type="string">
            <text:p>总数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新村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新村2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新村3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number-columns-repeated="1009"/>
        </table:table-row>
        <table:table-row table:style-name="ro1">
          <table:table-cell table:formula="of:=RAND()*100" office:value-type="float" office:value="91.1180822295137" calcext:value-type="float">
            <text:p>91 </text:p>
          </table:table-cell>
          <table:table-cell/>
          <table:table-cell table:formula="of:=RAND()*100" office:value-type="float" office:value="26.5660336590372" calcext:value-type="float">
            <text:p>27 </text:p>
          </table:table-cell>
          <table:table-cell/>
          <table:table-cell table:formula="of:=RAND()*100" office:value-type="float" office:value="47.3271075985394" calcext:value-type="float">
            <text:p>47 </text:p>
          </table:table-cell>
          <table:table-cell table:number-columns-repeated="2"/>
          <table:table-cell office:value-type="string" calcext:value-type="string">
            <text:p>抽样总数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formula="of:=RAND()*100" office:value-type="float" office:value="86.1887806444429" calcext:value-type="float">
            <text:p>86 </text:p>
          </table:table-cell>
          <table:table-cell/>
          <table:table-cell table:formula="of:=RAND()*100" office:value-type="float" office:value="72.7216066909023" calcext:value-type="float">
            <text:p>73 </text:p>
          </table:table-cell>
          <table:table-cell/>
          <table:table-cell table:formula="of:=RAND()*100" office:value-type="float" office:value="13.0405915551819" calcext:value-type="float">
            <text:p>1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6.0201032762416" calcext:value-type="float">
            <text:p>16 </text:p>
          </table:table-cell>
          <table:table-cell table:style-name="ce2"/>
          <table:table-cell table:formula="of:=RAND()*100" office:value-type="float" office:value="42.4489243305288" calcext:value-type="float">
            <text:p>42 </text:p>
          </table:table-cell>
          <table:table-cell table:style-name="ce2"/>
          <table:table-cell table:formula="of:=RAND()*100" office:value-type="float" office:value="54.7974298824556" calcext:value-type="float">
            <text:p>55 </text:p>
          </table:table-cell>
          <table:table-cell table:style-name="ce2" table:number-columns-repeated="2"/>
          <table:table-cell office:value-type="string" calcext:value-type="string">
            <text:p>新村1抽样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新村2抽样数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新村3抽样数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1"/>
        </table:table-row>
        <table:table-row table:style-name="ro1">
          <table:table-cell table:formula="of:=RAND()*100" office:value-type="float" office:value="53.4609176102094" calcext:value-type="float">
            <text:p>53 </text:p>
          </table:table-cell>
          <table:table-cell/>
          <table:table-cell table:formula="of:=RAND()*100" office:value-type="float" office:value="82.0096149924211" calcext:value-type="float">
            <text:p>82 </text:p>
          </table:table-cell>
          <table:table-cell/>
          <table:table-cell table:formula="of:=RAND()*100" office:value-type="float" office:value="74.8895540949889" calcext:value-type="float">
            <text:p>7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4.3131901999004" calcext:value-type="float">
            <text:p>54 </text:p>
          </table:table-cell>
          <table:table-cell/>
          <table:table-cell table:formula="of:=RAND()*100" office:value-type="float" office:value="57.6720436918549" calcext:value-type="float">
            <text:p>58 </text:p>
          </table:table-cell>
          <table:table-cell/>
          <table:table-cell table:formula="of:=RAND()*100" office:value-type="float" office:value="63.8094123802148" calcext:value-type="float">
            <text:p>64 </text:p>
          </table:table-cell>
          <table:table-cell/>
          <table:table-cell table:style-name="ce2" office:value-type="string" calcext:value-type="string">
            <text:p>抽样结果</text:p>
          </table:table-cell>
          <table:table-cell office:value-type="string" calcext:value-type="string">
            <text:p>新村1</text:p>
          </table:table-cell>
          <table:table-cell office:value-type="string" calcext:value-type="string">
            <text:p>新村2</text:p>
          </table:table-cell>
          <table:table-cell office:value-type="string" calcext:value-type="string">
            <text:p>新村3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58.8003890938126" calcext:value-type="float">
            <text:p>59 </text:p>
          </table:table-cell>
          <table:table-cell/>
          <table:table-cell table:formula="of:=RAND()*100" office:value-type="float" office:value="73.1397529016249" calcext:value-type="float">
            <text:p>73 </text:p>
          </table:table-cell>
          <table:table-cell/>
          <table:table-cell table:formula="of:=RAND()*100" office:value-type="float" office:value="57.6906952192076" calcext:value-type="float">
            <text:p>58 </text:p>
          </table:table-cell>
          <table:table-cell table:number-columns-repeated="2"/>
          <table:table-cell table:style-name="ce3" office:value-type="float" office:value="84.6638430259191" calcext:value-type="float">
            <text:p>85</text:p>
          </table:table-cell>
          <table:table-cell table:style-name="ce3" office:value-type="float" office:value="87.0029067969881" calcext:value-type="float">
            <text:p>87</text:p>
          </table:table-cell>
          <table:table-cell office:value-type="float" office:value="95.2480522566475" calcext:value-type="float">
            <text:p>95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22.0490782172419" calcext:value-type="float">
            <text:p>22 </text:p>
          </table:table-cell>
          <table:table-cell/>
          <table:table-cell table:formula="of:=RAND()*100" office:value-type="float" office:value="65.9177436609753" calcext:value-type="float">
            <text:p>66 </text:p>
          </table:table-cell>
          <table:table-cell/>
          <table:table-cell table:formula="of:=RAND()*100" office:value-type="float" office:value="89.9274672963657" calcext:value-type="float">
            <text:p>90 </text:p>
          </table:table-cell>
          <table:table-cell table:number-columns-repeated="2"/>
          <table:table-cell table:style-name="ce3" office:value-type="float" office:value="80.1228045136668" calcext:value-type="float">
            <text:p>80</text:p>
          </table:table-cell>
          <table:table-cell table:style-name="ce3" office:value-type="float" office:value="49.7585087898187" calcext:value-type="float">
            <text:p>50</text:p>
          </table:table-cell>
          <table:table-cell office:value-type="float" office:value="1.83338777860627" calcext:value-type="float">
            <text:p>2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50.8604308008216" calcext:value-type="float">
            <text:p>51 </text:p>
          </table:table-cell>
          <table:table-cell/>
          <table:table-cell table:formula="of:=RAND()*100" office:value-type="float" office:value="27.6009556022473" calcext:value-type="float">
            <text:p>28 </text:p>
          </table:table-cell>
          <table:table-cell/>
          <table:table-cell table:formula="of:=RAND()*100" office:value-type="float" office:value="10.977534239646" calcext:value-type="float">
            <text:p>11 </text:p>
          </table:table-cell>
          <table:table-cell table:number-columns-repeated="2"/>
          <table:table-cell table:style-name="ce3" office:value-type="float" office:value="77.2544394363649" calcext:value-type="float">
            <text:p>77</text:p>
          </table:table-cell>
          <table:table-cell table:style-name="ce3" office:value-type="float" office:value="33.472584199626" calcext:value-type="float">
            <text:p>33</text:p>
          </table:table-cell>
          <table:table-cell office:value-type="float" office:value="85.529637907166" calcext:value-type="float">
            <text:p>86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47.3086414975114" calcext:value-type="float">
            <text:p>47 </text:p>
          </table:table-cell>
          <table:table-cell/>
          <table:table-cell table:formula="of:=RAND()*100" office:value-type="float" office:value="64.4007408409379" calcext:value-type="float">
            <text:p>64 </text:p>
          </table:table-cell>
          <table:table-cell/>
          <table:table-cell table:formula="of:=RAND()*100" office:value-type="float" office:value="81.9823113386519" calcext:value-type="float">
            <text:p>82 </text:p>
          </table:table-cell>
          <table:table-cell table:number-columns-repeated="2"/>
          <table:table-cell table:style-name="ce3" office:value-type="float" office:value="13.3109480259009" calcext:value-type="float">
            <text:p>13</text:p>
          </table:table-cell>
          <table:table-cell table:style-name="ce3" office:value-type="float" office:value="44.105054193642" calcext:value-type="float">
            <text:p>44</text:p>
          </table:table-cell>
          <table:table-cell office:value-type="float" office:value="78.6645036307164" calcext:value-type="float">
            <text:p>79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4.53530816594139" calcext:value-type="float">
            <text:p>5 </text:p>
          </table:table-cell>
          <table:table-cell/>
          <table:table-cell table:formula="of:=RAND()*100" office:value-type="float" office:value="78.4814373706467" calcext:value-type="float">
            <text:p>78 </text:p>
          </table:table-cell>
          <table:table-cell/>
          <table:table-cell table:formula="of:=RAND()*100" office:value-type="float" office:value="46.9615933136083" calcext:value-type="float">
            <text:p>47 </text:p>
          </table:table-cell>
          <table:table-cell table:number-columns-repeated="2"/>
          <table:table-cell table:style-name="ce3" office:value-type="float" office:value="23.4120462671854" calcext:value-type="float">
            <text:p>23</text:p>
          </table:table-cell>
          <table:table-cell table:style-name="ce3" office:value-type="float" office:value="20.0289106811397" calcext:value-type="float">
            <text:p>20</text:p>
          </table:table-cell>
          <table:table-cell office:value-type="float" office:value="71.1139901657589" calcext:value-type="float">
            <text:p>71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18.4820402064361" calcext:value-type="float">
            <text:p>18 </text:p>
          </table:table-cell>
          <table:table-cell/>
          <table:table-cell table:formula="of:=RAND()*100" office:value-type="float" office:value="45.4063797718845" calcext:value-type="float">
            <text:p>45 </text:p>
          </table:table-cell>
          <table:table-cell/>
          <table:table-cell table:formula="of:=RAND()*100" office:value-type="float" office:value="61.7373646586202" calcext:value-type="float">
            <text:p>62 </text:p>
          </table:table-cell>
          <table:table-cell table:number-columns-repeated="2"/>
          <table:table-cell table:style-name="ce3" office:value-type="float" office:value="12.026336917188" calcext:value-type="float">
            <text:p>12</text:p>
          </table:table-cell>
          <table:table-cell table:style-name="ce3" office:value-type="float" office:value="96.3786561856978" calcext:value-type="float">
            <text:p>96</text:p>
          </table:table-cell>
          <table:table-cell office:value-type="float" office:value="0.776205968577415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7.1889037382789" calcext:value-type="float">
            <text:p>7 </text:p>
          </table:table-cell>
          <table:table-cell/>
          <table:table-cell table:formula="of:=RAND()*100" office:value-type="float" office:value="48.8677738583647" calcext:value-type="float">
            <text:p>49 </text:p>
          </table:table-cell>
          <table:table-cell/>
          <table:table-cell table:formula="of:=RAND()*100" office:value-type="float" office:value="34.5633485470898" calcext:value-type="float">
            <text:p>35 </text:p>
          </table:table-cell>
          <table:table-cell table:number-columns-repeated="2"/>
          <table:table-cell table:style-name="ce3" office:value-type="float" office:value="98.2540521887131" calcext:value-type="float">
            <text:p>98</text:p>
          </table:table-cell>
          <table:table-cell table:style-name="ce3" office:value-type="float" office:value="52.243102050852" calcext:value-type="float">
            <text:p>52</text:p>
          </table:table-cell>
          <table:table-cell office:value-type="float" office:value="72.4720960133709" calcext:value-type="float">
            <text:p>72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85.3693571523763" calcext:value-type="float">
            <text:p>85 </text:p>
          </table:table-cell>
          <table:table-cell/>
          <table:table-cell table:formula="of:=RAND()*100" office:value-type="float" office:value="87.9627595772035" calcext:value-type="float">
            <text:p>88 </text:p>
          </table:table-cell>
          <table:table-cell/>
          <table:table-cell table:formula="of:=RAND()*100" office:value-type="float" office:value="82.4187646969222" calcext:value-type="float">
            <text:p>82 </text:p>
          </table:table-cell>
          <table:table-cell table:number-columns-repeated="2"/>
          <table:table-cell table:style-name="ce3" office:value-type="float" office:value="41.5638081845827" calcext:value-type="float">
            <text:p>42</text:p>
          </table:table-cell>
          <table:table-cell table:style-name="ce3" office:value-type="float" office:value="12.2295349254273" calcext:value-type="float">
            <text:p>12</text:p>
          </table:table-cell>
          <table:table-cell office:value-type="float" office:value="60.8886435045861" calcext:value-type="float">
            <text:p>61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90.5721985618584" calcext:value-type="float">
            <text:p>91 </text:p>
          </table:table-cell>
          <table:table-cell/>
          <table:table-cell table:formula="of:=RAND()*100" office:value-type="float" office:value="52.6137360022403" calcext:value-type="float">
            <text:p>53 </text:p>
          </table:table-cell>
          <table:table-cell/>
          <table:table-cell table:formula="of:=RAND()*100" office:value-type="float" office:value="33.3466246142052" calcext:value-type="float">
            <text:p>33 </text:p>
          </table:table-cell>
          <table:table-cell table:number-columns-repeated="2"/>
          <table:table-cell table:style-name="ce3" office:value-type="float" office:value="79.7451222897507" calcext:value-type="float">
            <text:p>80</text:p>
          </table:table-cell>
          <table:table-cell table:style-name="ce3" office:value-type="float" office:value="14.4158299895935" calcext:value-type="float">
            <text:p>14</text:p>
          </table:table-cell>
          <table:table-cell office:value-type="float" office:value="56.7821582662873" calcext:value-type="float">
            <text:p>57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92.8359206649475" calcext:value-type="float">
            <text:p>93 </text:p>
          </table:table-cell>
          <table:table-cell/>
          <table:table-cell table:formula="of:=RAND()*100" office:value-type="float" office:value="97.609505255241" calcext:value-type="float">
            <text:p>98 </text:p>
          </table:table-cell>
          <table:table-cell/>
          <table:table-cell table:formula="of:=RAND()*100" office:value-type="float" office:value="5.28285714099184" calcext:value-type="float">
            <text:p>5 </text:p>
          </table:table-cell>
          <table:table-cell table:number-columns-repeated="2"/>
          <table:table-cell table:style-name="ce3" office:value-type="float" office:value="17.3710373113863" calcext:value-type="float">
            <text:p>17</text:p>
          </table:table-cell>
          <table:table-cell table:style-name="ce3" office:value-type="float" office:value="94.1265149624087" calcext:value-type="float">
            <text:p>94</text:p>
          </table:table-cell>
          <table:table-cell office:value-type="float" office:value="72.432079736609" calcext:value-type="float">
            <text:p>72</text:p>
          </table:table-cell>
          <table:table-cell table:number-columns-repeated="1014"/>
        </table:table-row>
        <table:table-row table:style-name="ro1">
          <table:table-cell table:formula="of:=RAND()*100" office:value-type="float" office:value="82.163637818303" calcext:value-type="float">
            <text:p>82 </text:p>
          </table:table-cell>
          <table:table-cell/>
          <table:table-cell table:formula="of:=RAND()*100" office:value-type="float" office:value="25.2890094765462" calcext:value-type="float">
            <text:p>25 </text:p>
          </table:table-cell>
          <table:table-cell/>
          <table:table-cell table:formula="of:=RAND()*100" office:value-type="float" office:value="35.1264524157159" calcext:value-type="float">
            <text:p>3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9.1365398722701" calcext:value-type="float">
            <text:p>59 </text:p>
          </table:table-cell>
          <table:table-cell/>
          <table:table-cell table:formula="of:=RAND()*100" office:value-type="float" office:value="69.1841138643213" calcext:value-type="float">
            <text:p>69 </text:p>
          </table:table-cell>
          <table:table-cell/>
          <table:table-cell table:formula="of:=RAND()*100" office:value-type="float" office:value="40.7531740493141" calcext:value-type="float">
            <text:p>4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2.2171332663856" calcext:value-type="float">
            <text:p>32 </text:p>
          </table:table-cell>
          <table:table-cell/>
          <table:table-cell table:formula="of:=RAND()*100" office:value-type="float" office:value="66.9056365848519" calcext:value-type="float">
            <text:p>67 </text:p>
          </table:table-cell>
          <table:table-cell/>
          <table:table-cell table:formula="of:=RAND()*100" office:value-type="float" office:value="88.5490132379346" calcext:value-type="float">
            <text:p>8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.01828706962988" calcext:value-type="float">
            <text:p>4 </text:p>
          </table:table-cell>
          <table:table-cell/>
          <table:table-cell table:formula="of:=RAND()*100" office:value-type="float" office:value="76.4509648201056" calcext:value-type="float">
            <text:p>76 </text:p>
          </table:table-cell>
          <table:table-cell/>
          <table:table-cell table:formula="of:=RAND()*100" office:value-type="float" office:value="1.59069647779688" calcext:value-type="float">
            <text:p>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2.6960307382979" calcext:value-type="float">
            <text:p>53 </text:p>
          </table:table-cell>
          <table:table-cell/>
          <table:table-cell table:formula="of:=RAND()*100" office:value-type="float" office:value="6.28289656015113" calcext:value-type="float">
            <text:p>6 </text:p>
          </table:table-cell>
          <table:table-cell/>
          <table:table-cell table:formula="of:=RAND()*100" office:value-type="float" office:value="32.9511900781654" calcext:value-type="float">
            <text:p>3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7.1897271997295" calcext:value-type="float">
            <text:p>67 </text:p>
          </table:table-cell>
          <table:table-cell/>
          <table:table-cell table:formula="of:=RAND()*100" office:value-type="float" office:value="39.1912941238843" calcext:value-type="float">
            <text:p>39 </text:p>
          </table:table-cell>
          <table:table-cell/>
          <table:table-cell table:formula="of:=RAND()*100" office:value-type="float" office:value="49.3522527976893" calcext:value-type="float">
            <text:p>4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7.4002967844717" calcext:value-type="float">
            <text:p>37 </text:p>
          </table:table-cell>
          <table:table-cell/>
          <table:table-cell table:formula="of:=RAND()*100" office:value-type="float" office:value="70.4628656269051" calcext:value-type="float">
            <text:p>70 </text:p>
          </table:table-cell>
          <table:table-cell/>
          <table:table-cell table:formula="of:=RAND()*100" office:value-type="float" office:value="88.9382446999662" calcext:value-type="float">
            <text:p>8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.69556181924418" calcext:value-type="float">
            <text:p>5 </text:p>
          </table:table-cell>
          <table:table-cell/>
          <table:table-cell table:formula="of:=RAND()*100" office:value-type="float" office:value="37.0734974159859" calcext:value-type="float">
            <text:p>37 </text:p>
          </table:table-cell>
          <table:table-cell/>
          <table:table-cell table:formula="of:=RAND()*100" office:value-type="float" office:value="99.9818779644556" calcext:value-type="float">
            <text:p>10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2.5377512280829" calcext:value-type="float">
            <text:p>23 </text:p>
          </table:table-cell>
          <table:table-cell/>
          <table:table-cell table:formula="of:=RAND()*100" office:value-type="float" office:value="79.209459235426" calcext:value-type="float">
            <text:p>79 </text:p>
          </table:table-cell>
          <table:table-cell/>
          <table:table-cell table:formula="of:=RAND()*100" office:value-type="float" office:value="14.081529865507" calcext:value-type="float">
            <text:p>1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2.5239115185104" calcext:value-type="float">
            <text:p>23 </text:p>
          </table:table-cell>
          <table:table-cell/>
          <table:table-cell table:formula="of:=RAND()*100" office:value-type="float" office:value="44.480378634762" calcext:value-type="float">
            <text:p>44 </text:p>
          </table:table-cell>
          <table:table-cell/>
          <table:table-cell table:formula="of:=RAND()*100" office:value-type="float" office:value="35.4321734630503" calcext:value-type="float">
            <text:p>3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4.4447063817643" calcext:value-type="float">
            <text:p>54 </text:p>
          </table:table-cell>
          <table:table-cell/>
          <table:table-cell table:formula="of:=RAND()*100" office:value-type="float" office:value="34.890052175615" calcext:value-type="float">
            <text:p>35 </text:p>
          </table:table-cell>
          <table:table-cell/>
          <table:table-cell table:formula="of:=RAND()*100" office:value-type="float" office:value="80.3593384218402" calcext:value-type="float">
            <text:p>8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2.5572271761484" calcext:value-type="float">
            <text:p>63 </text:p>
          </table:table-cell>
          <table:table-cell/>
          <table:table-cell table:formula="of:=RAND()*100" office:value-type="float" office:value="47.3117864807136" calcext:value-type="float">
            <text:p>47 </text:p>
          </table:table-cell>
          <table:table-cell/>
          <table:table-cell table:formula="of:=RAND()*100" office:value-type="float" office:value="65.9377307980321" calcext:value-type="float">
            <text:p>6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7.7713074046187" calcext:value-type="float">
            <text:p>58 </text:p>
          </table:table-cell>
          <table:table-cell/>
          <table:table-cell table:formula="of:=RAND()*100" office:value-type="float" office:value="96.3068028562702" calcext:value-type="float">
            <text:p>96 </text:p>
          </table:table-cell>
          <table:table-cell/>
          <table:table-cell table:formula="of:=RAND()*100" office:value-type="float" office:value="30.3936943761073" calcext:value-type="float">
            <text:p>3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7.1396347158589" calcext:value-type="float">
            <text:p>47 </text:p>
          </table:table-cell>
          <table:table-cell/>
          <table:table-cell table:formula="of:=RAND()*100" office:value-type="float" office:value="37.7152048866265" calcext:value-type="float">
            <text:p>38 </text:p>
          </table:table-cell>
          <table:table-cell/>
          <table:table-cell table:formula="of:=RAND()*100" office:value-type="float" office:value="94.5039581158198" calcext:value-type="float">
            <text:p>9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3.6140448111109" calcext:value-type="float">
            <text:p>34 </text:p>
          </table:table-cell>
          <table:table-cell/>
          <table:table-cell table:formula="of:=RAND()*100" office:value-type="float" office:value="90.9176458022557" calcext:value-type="float">
            <text:p>91 </text:p>
          </table:table-cell>
          <table:table-cell/>
          <table:table-cell table:formula="of:=RAND()*100" office:value-type="float" office:value="19.1889697103761" calcext:value-type="float">
            <text:p>1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0.1994590670802" calcext:value-type="float">
            <text:p>30 </text:p>
          </table:table-cell>
          <table:table-cell/>
          <table:table-cell table:formula="of:=RAND()*100" office:value-type="float" office:value="87.4696822254919" calcext:value-type="float">
            <text:p>87 </text:p>
          </table:table-cell>
          <table:table-cell/>
          <table:table-cell table:formula="of:=RAND()*100" office:value-type="float" office:value="44.0422021667473" calcext:value-type="float">
            <text:p>4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3.7131486670114" calcext:value-type="float">
            <text:p>14 </text:p>
          </table:table-cell>
          <table:table-cell/>
          <table:table-cell table:formula="of:=RAND()*100" office:value-type="float" office:value="63.1125237909146" calcext:value-type="float">
            <text:p>63 </text:p>
          </table:table-cell>
          <table:table-cell/>
          <table:table-cell table:formula="of:=RAND()*100" office:value-type="float" office:value="18.9374433946796" calcext:value-type="float">
            <text:p>1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8.5591870569624" calcext:value-type="float">
            <text:p>19 </text:p>
          </table:table-cell>
          <table:table-cell/>
          <table:table-cell table:formula="of:=RAND()*100" office:value-type="float" office:value="35.4077524854802" calcext:value-type="float">
            <text:p>35 </text:p>
          </table:table-cell>
          <table:table-cell/>
          <table:table-cell table:formula="of:=RAND()*100" office:value-type="float" office:value="58.7606372660957" calcext:value-type="float">
            <text:p>5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0.016362729948" calcext:value-type="float">
            <text:p>10 </text:p>
          </table:table-cell>
          <table:table-cell/>
          <table:table-cell table:formula="of:=RAND()*100" office:value-type="float" office:value="17.6749508245848" calcext:value-type="float">
            <text:p>18 </text:p>
          </table:table-cell>
          <table:table-cell/>
          <table:table-cell table:formula="of:=RAND()*100" office:value-type="float" office:value="12.7862457069568" calcext:value-type="float">
            <text:p>1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9.3971828860231" calcext:value-type="float">
            <text:p>89 </text:p>
          </table:table-cell>
          <table:table-cell/>
          <table:table-cell table:formula="of:=RAND()*100" office:value-type="float" office:value="93.3180459658615" calcext:value-type="float">
            <text:p>93 </text:p>
          </table:table-cell>
          <table:table-cell/>
          <table:table-cell table:formula="of:=RAND()*100" office:value-type="float" office:value="56.8850579089485" calcext:value-type="float">
            <text:p>5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8.2128317351453" calcext:value-type="float">
            <text:p>48 </text:p>
          </table:table-cell>
          <table:table-cell/>
          <table:table-cell table:formula="of:=RAND()*100" office:value-type="float" office:value="8.66691168630496" calcext:value-type="float">
            <text:p>9 </text:p>
          </table:table-cell>
          <table:table-cell/>
          <table:table-cell table:formula="of:=RAND()*100" office:value-type="float" office:value="75.5177401122637" calcext:value-type="float">
            <text:p>7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5.1480502611958" calcext:value-type="float">
            <text:p>45 </text:p>
          </table:table-cell>
          <table:table-cell/>
          <table:table-cell table:formula="of:=RAND()*100" office:value-type="float" office:value="27.1133142872713" calcext:value-type="float">
            <text:p>27 </text:p>
          </table:table-cell>
          <table:table-cell/>
          <table:table-cell table:formula="of:=RAND()*100" office:value-type="float" office:value="55.114243819844" calcext:value-type="float">
            <text:p>5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2.023188767489" calcext:value-type="float">
            <text:p>12 </text:p>
          </table:table-cell>
          <table:table-cell/>
          <table:table-cell table:formula="of:=RAND()*100" office:value-type="float" office:value="45.7459065015428" calcext:value-type="float">
            <text:p>46 </text:p>
          </table:table-cell>
          <table:table-cell/>
          <table:table-cell table:formula="of:=RAND()*100" office:value-type="float" office:value="61.2067519803532" calcext:value-type="float">
            <text:p>6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.63206105632708" calcext:value-type="float">
            <text:p>5 </text:p>
          </table:table-cell>
          <table:table-cell/>
          <table:table-cell table:formula="of:=RAND()*100" office:value-type="float" office:value="41.9036468141712" calcext:value-type="float">
            <text:p>42 </text:p>
          </table:table-cell>
          <table:table-cell/>
          <table:table-cell table:formula="of:=RAND()*100" office:value-type="float" office:value="44.7102838312276" calcext:value-type="float">
            <text:p>4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6.3161988300271" calcext:value-type="float">
            <text:p>46 </text:p>
          </table:table-cell>
          <table:table-cell/>
          <table:table-cell table:formula="of:=RAND()*100" office:value-type="float" office:value="30.0858987146057" calcext:value-type="float">
            <text:p>30 </text:p>
          </table:table-cell>
          <table:table-cell/>
          <table:table-cell table:formula="of:=RAND()*100" office:value-type="float" office:value="51.0416391422041" calcext:value-type="float">
            <text:p>5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0.538691568654" calcext:value-type="float">
            <text:p>81 </text:p>
          </table:table-cell>
          <table:table-cell/>
          <table:table-cell table:formula="of:=RAND()*100" office:value-type="float" office:value="50.8816131739877" calcext:value-type="float">
            <text:p>51 </text:p>
          </table:table-cell>
          <table:table-cell/>
          <table:table-cell table:formula="of:=RAND()*100" office:value-type="float" office:value="65.7908775960095" calcext:value-type="float">
            <text:p>6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9.3899097130634" calcext:value-type="float">
            <text:p>29 </text:p>
          </table:table-cell>
          <table:table-cell/>
          <table:table-cell table:formula="of:=RAND()*100" office:value-type="float" office:value="85.3185483138077" calcext:value-type="float">
            <text:p>85 </text:p>
          </table:table-cell>
          <table:table-cell/>
          <table:table-cell table:formula="of:=RAND()*100" office:value-type="float" office:value="80.3614036296494" calcext:value-type="float">
            <text:p>8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.25353475240991" calcext:value-type="float">
            <text:p>5 </text:p>
          </table:table-cell>
          <table:table-cell/>
          <table:table-cell table:formula="of:=RAND()*100" office:value-type="float" office:value="38.6740977759473" calcext:value-type="float">
            <text:p>39 </text:p>
          </table:table-cell>
          <table:table-cell/>
          <table:table-cell table:formula="of:=RAND()*100" office:value-type="float" office:value="88.4806956979446" calcext:value-type="float">
            <text:p>8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5.6181005691178" calcext:value-type="float">
            <text:p>46 </text:p>
          </table:table-cell>
          <table:table-cell/>
          <table:table-cell table:formula="of:=RAND()*100" office:value-type="float" office:value="41.4014757494442" calcext:value-type="float">
            <text:p>41 </text:p>
          </table:table-cell>
          <table:table-cell/>
          <table:table-cell table:formula="of:=RAND()*100" office:value-type="float" office:value="42.041154357139" calcext:value-type="float">
            <text:p>4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2.6030726055615" calcext:value-type="float">
            <text:p>43 </text:p>
          </table:table-cell>
          <table:table-cell/>
          <table:table-cell table:formula="of:=RAND()*100" office:value-type="float" office:value="72.187378059607" calcext:value-type="float">
            <text:p>72 </text:p>
          </table:table-cell>
          <table:table-cell/>
          <table:table-cell table:formula="of:=RAND()*100" office:value-type="float" office:value="13.5292051709257" calcext:value-type="float">
            <text:p>1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.57186951627955" calcext:value-type="float">
            <text:p>6 </text:p>
          </table:table-cell>
          <table:table-cell/>
          <table:table-cell table:formula="of:=RAND()*100" office:value-type="float" office:value="14.2944026156329" calcext:value-type="float">
            <text:p>14 </text:p>
          </table:table-cell>
          <table:table-cell/>
          <table:table-cell table:formula="of:=RAND()*100" office:value-type="float" office:value="59.7731784102507" calcext:value-type="float">
            <text:p>6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8.137593769934" calcext:value-type="float">
            <text:p>98 </text:p>
          </table:table-cell>
          <table:table-cell/>
          <table:table-cell table:formula="of:=RAND()*100" office:value-type="float" office:value="28.6675580893643" calcext:value-type="float">
            <text:p>29 </text:p>
          </table:table-cell>
          <table:table-cell/>
          <table:table-cell table:formula="of:=RAND()*100" office:value-type="float" office:value="57.2681258781813" calcext:value-type="float">
            <text:p>5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1.8581884703599" calcext:value-type="float">
            <text:p>42 </text:p>
          </table:table-cell>
          <table:table-cell/>
          <table:table-cell table:formula="of:=RAND()*100" office:value-type="float" office:value="70.9528767387383" calcext:value-type="float">
            <text:p>71 </text:p>
          </table:table-cell>
          <table:table-cell/>
          <table:table-cell table:formula="of:=RAND()*100" office:value-type="float" office:value="36.4704621606506" calcext:value-type="float">
            <text:p>3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6.456429103855" calcext:value-type="float">
            <text:p>56 </text:p>
          </table:table-cell>
          <table:table-cell/>
          <table:table-cell table:formula="of:=RAND()*100" office:value-type="float" office:value="32.4074262171052" calcext:value-type="float">
            <text:p>32 </text:p>
          </table:table-cell>
          <table:table-cell/>
          <table:table-cell table:formula="of:=RAND()*100" office:value-type="float" office:value="18.1313590728678" calcext:value-type="float">
            <text:p>1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0.4408833780326" calcext:value-type="float">
            <text:p>10 </text:p>
          </table:table-cell>
          <table:table-cell/>
          <table:table-cell table:formula="of:=RAND()*100" office:value-type="float" office:value="46.7844831175171" calcext:value-type="float">
            <text:p>47 </text:p>
          </table:table-cell>
          <table:table-cell/>
          <table:table-cell table:formula="of:=RAND()*100" office:value-type="float" office:value="54.7168213524856" calcext:value-type="float">
            <text:p>5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2.3791943187825" calcext:value-type="float">
            <text:p>12 </text:p>
          </table:table-cell>
          <table:table-cell/>
          <table:table-cell table:formula="of:=RAND()*100" office:value-type="float" office:value="96.1939506116323" calcext:value-type="float">
            <text:p>96 </text:p>
          </table:table-cell>
          <table:table-cell/>
          <table:table-cell table:formula="of:=RAND()*100" office:value-type="float" office:value="45.3472284716554" calcext:value-type="float">
            <text:p>4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.61967190401629" calcext:value-type="float">
            <text:p>4 </text:p>
          </table:table-cell>
          <table:table-cell/>
          <table:table-cell table:formula="of:=RAND()*100" office:value-type="float" office:value="40.6612471560948" calcext:value-type="float">
            <text:p>41 </text:p>
          </table:table-cell>
          <table:table-cell/>
          <table:table-cell table:formula="of:=RAND()*100" office:value-type="float" office:value="87.5256519182585" calcext:value-type="float">
            <text:p>8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.2004998694174" calcext:value-type="float">
            <text:p>8 </text:p>
          </table:table-cell>
          <table:table-cell/>
          <table:table-cell table:formula="of:=RAND()*100" office:value-type="float" office:value="67.1712772338651" calcext:value-type="float">
            <text:p>67 </text:p>
          </table:table-cell>
          <table:table-cell/>
          <table:table-cell table:formula="of:=RAND()*100" office:value-type="float" office:value="28.8211842416786" calcext:value-type="float">
            <text:p>2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8.92115683062" calcext:value-type="float">
            <text:p>79 </text:p>
          </table:table-cell>
          <table:table-cell/>
          <table:table-cell table:formula="of:=RAND()*100" office:value-type="float" office:value="44.2164451931603" calcext:value-type="float">
            <text:p>44 </text:p>
          </table:table-cell>
          <table:table-cell/>
          <table:table-cell table:formula="of:=RAND()*100" office:value-type="float" office:value="83.3945980644785" calcext:value-type="float">
            <text:p>8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9.1515524941497" calcext:value-type="float">
            <text:p>39 </text:p>
          </table:table-cell>
          <table:table-cell/>
          <table:table-cell table:formula="of:=RAND()*100" office:value-type="float" office:value="34.3545335461386" calcext:value-type="float">
            <text:p>34 </text:p>
          </table:table-cell>
          <table:table-cell/>
          <table:table-cell table:formula="of:=RAND()*100" office:value-type="float" office:value="17.2212679521181" calcext:value-type="float">
            <text:p>1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.15406964486465" calcext:value-type="float">
            <text:p>9 </text:p>
          </table:table-cell>
          <table:table-cell/>
          <table:table-cell table:formula="of:=RAND()*100" office:value-type="float" office:value="1.31549822399393" calcext:value-type="float">
            <text:p>1 </text:p>
          </table:table-cell>
          <table:table-cell/>
          <table:table-cell table:formula="of:=RAND()*100" office:value-type="float" office:value="96.1992310476489" calcext:value-type="float">
            <text:p>9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5.7744543929584" calcext:value-type="float">
            <text:p>36 </text:p>
          </table:table-cell>
          <table:table-cell/>
          <table:table-cell table:formula="of:=RAND()*100" office:value-type="float" office:value="14.6910613286309" calcext:value-type="float">
            <text:p>15 </text:p>
          </table:table-cell>
          <table:table-cell/>
          <table:table-cell table:formula="of:=RAND()*100" office:value-type="float" office:value="18.9076835406013" calcext:value-type="float">
            <text:p>1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2.5835103890859" calcext:value-type="float">
            <text:p>73 </text:p>
          </table:table-cell>
          <table:table-cell/>
          <table:table-cell table:formula="of:=RAND()*100" office:value-type="float" office:value="81.1694078729488" calcext:value-type="float">
            <text:p>81 </text:p>
          </table:table-cell>
          <table:table-cell/>
          <table:table-cell table:formula="of:=RAND()*100" office:value-type="float" office:value="62.4271470471285" calcext:value-type="float">
            <text:p>6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.08316232776269" calcext:value-type="float">
            <text:p>7 </text:p>
          </table:table-cell>
          <table:table-cell/>
          <table:table-cell table:formula="of:=RAND()*100" office:value-type="float" office:value="14.8031950113364" calcext:value-type="float">
            <text:p>15 </text:p>
          </table:table-cell>
          <table:table-cell/>
          <table:table-cell table:formula="of:=RAND()*100" office:value-type="float" office:value="18.2050170027651" calcext:value-type="float">
            <text:p>1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5.2352226735093" calcext:value-type="float">
            <text:p>35 </text:p>
          </table:table-cell>
          <table:table-cell/>
          <table:table-cell table:formula="of:=RAND()*100" office:value-type="float" office:value="79.6876309788786" calcext:value-type="float">
            <text:p>80 </text:p>
          </table:table-cell>
          <table:table-cell/>
          <table:table-cell table:formula="of:=RAND()*100" office:value-type="float" office:value="22.9784506489523" calcext:value-type="float">
            <text:p>2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2.4767238250934" calcext:value-type="float">
            <text:p>22 </text:p>
          </table:table-cell>
          <table:table-cell/>
          <table:table-cell table:formula="of:=RAND()*100" office:value-type="float" office:value="95.9656817256473" calcext:value-type="float">
            <text:p>96 </text:p>
          </table:table-cell>
          <table:table-cell/>
          <table:table-cell table:formula="of:=RAND()*100" office:value-type="float" office:value="88.9033723738976" calcext:value-type="float">
            <text:p>8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6.4363037538715" calcext:value-type="float">
            <text:p>26 </text:p>
          </table:table-cell>
          <table:table-cell/>
          <table:table-cell table:formula="of:=RAND()*100" office:value-type="float" office:value="17.7131246891804" calcext:value-type="float">
            <text:p>18 </text:p>
          </table:table-cell>
          <table:table-cell/>
          <table:table-cell table:formula="of:=RAND()*100" office:value-type="float" office:value="47.2838212619536" calcext:value-type="float">
            <text:p>4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9.4741877098568" calcext:value-type="float">
            <text:p>89 </text:p>
          </table:table-cell>
          <table:table-cell/>
          <table:table-cell table:formula="of:=RAND()*100" office:value-type="float" office:value="86.7568664369173" calcext:value-type="float">
            <text:p>87 </text:p>
          </table:table-cell>
          <table:table-cell/>
          <table:table-cell table:formula="of:=RAND()*100" office:value-type="float" office:value="74.9709060997702" calcext:value-type="float">
            <text:p>7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2.6539257238619" calcext:value-type="float">
            <text:p>63 </text:p>
          </table:table-cell>
          <table:table-cell/>
          <table:table-cell table:formula="of:=RAND()*100" office:value-type="float" office:value="63.283241505269" calcext:value-type="float">
            <text:p>63 </text:p>
          </table:table-cell>
          <table:table-cell/>
          <table:table-cell table:formula="of:=RAND()*100" office:value-type="float" office:value="97.5377974449657" calcext:value-type="float">
            <text:p>9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1.5545378415845" calcext:value-type="float">
            <text:p>62 </text:p>
          </table:table-cell>
          <table:table-cell/>
          <table:table-cell table:formula="of:=RAND()*100" office:value-type="float" office:value="76.5415185480379" calcext:value-type="float">
            <text:p>77 </text:p>
          </table:table-cell>
          <table:table-cell/>
          <table:table-cell table:formula="of:=RAND()*100" office:value-type="float" office:value="38.5040513589047" calcext:value-type="float">
            <text:p>3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3.7887097639032" calcext:value-type="float">
            <text:p>74 </text:p>
          </table:table-cell>
          <table:table-cell/>
          <table:table-cell table:formula="of:=RAND()*100" office:value-type="float" office:value="49.944599380251" calcext:value-type="float">
            <text:p>50 </text:p>
          </table:table-cell>
          <table:table-cell/>
          <table:table-cell table:formula="of:=RAND()*100" office:value-type="float" office:value="27.0541101810522" calcext:value-type="float">
            <text:p>2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4.6542520751245" calcext:value-type="float">
            <text:p>55 </text:p>
          </table:table-cell>
          <table:table-cell/>
          <table:table-cell table:formula="of:=RAND()*100" office:value-type="float" office:value="82.5805797823705" calcext:value-type="float">
            <text:p>83 </text:p>
          </table:table-cell>
          <table:table-cell/>
          <table:table-cell table:formula="of:=RAND()*100" office:value-type="float" office:value="8.82117269793525" calcext:value-type="float">
            <text:p>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1.6280781733803" calcext:value-type="float">
            <text:p>92 </text:p>
          </table:table-cell>
          <table:table-cell/>
          <table:table-cell table:formula="of:=RAND()*100" office:value-type="float" office:value="1.72979974886403" calcext:value-type="float">
            <text:p>2 </text:p>
          </table:table-cell>
          <table:table-cell/>
          <table:table-cell table:formula="of:=RAND()*100" office:value-type="float" office:value="14.3629451398738" calcext:value-type="float">
            <text:p>1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.68436669046059" calcext:value-type="float">
            <text:p>2 </text:p>
          </table:table-cell>
          <table:table-cell/>
          <table:table-cell table:formula="of:=RAND()*100" office:value-type="float" office:value="15.3383795055561" calcext:value-type="float">
            <text:p>15 </text:p>
          </table:table-cell>
          <table:table-cell/>
          <table:table-cell table:formula="of:=RAND()*100" office:value-type="float" office:value="64.3474395736121" calcext:value-type="float">
            <text:p>6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8.6340468074195" calcext:value-type="float">
            <text:p>39 </text:p>
          </table:table-cell>
          <table:table-cell/>
          <table:table-cell table:formula="of:=RAND()*100" office:value-type="float" office:value="38.1960597471334" calcext:value-type="float">
            <text:p>38 </text:p>
          </table:table-cell>
          <table:table-cell/>
          <table:table-cell table:formula="of:=RAND()*100" office:value-type="float" office:value="92.3355487058871" calcext:value-type="float">
            <text:p>9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6.7872903659008" calcext:value-type="float">
            <text:p>57 </text:p>
          </table:table-cell>
          <table:table-cell/>
          <table:table-cell table:formula="of:=RAND()*100" office:value-type="float" office:value="70.0279256678186" calcext:value-type="float">
            <text:p>70 </text:p>
          </table:table-cell>
          <table:table-cell/>
          <table:table-cell table:formula="of:=RAND()*100" office:value-type="float" office:value="55.9192312997766" calcext:value-type="float">
            <text:p>5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0.493434525560588" calcext:value-type="float">
            <text:p>0 </text:p>
          </table:table-cell>
          <table:table-cell/>
          <table:table-cell table:formula="of:=RAND()*100" office:value-type="float" office:value="81.4460904919542" calcext:value-type="float">
            <text:p>81 </text:p>
          </table:table-cell>
          <table:table-cell/>
          <table:table-cell table:formula="of:=RAND()*100" office:value-type="float" office:value="12.6639172318392" calcext:value-type="float">
            <text:p>1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0.1589490682818" calcext:value-type="float">
            <text:p>50 </text:p>
          </table:table-cell>
          <table:table-cell/>
          <table:table-cell table:formula="of:=RAND()*100" office:value-type="float" office:value="27.6604220853187" calcext:value-type="float">
            <text:p>28 </text:p>
          </table:table-cell>
          <table:table-cell/>
          <table:table-cell table:formula="of:=RAND()*100" office:value-type="float" office:value="9.08179398393258" calcext:value-type="float">
            <text:p>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2.1093079005368" calcext:value-type="float">
            <text:p>52 </text:p>
          </table:table-cell>
          <table:table-cell/>
          <table:table-cell table:formula="of:=RAND()*100" office:value-type="float" office:value="89.5198405371048" calcext:value-type="float">
            <text:p>90 </text:p>
          </table:table-cell>
          <table:table-cell/>
          <table:table-cell table:formula="of:=RAND()*100" office:value-type="float" office:value="18.7491042655893" calcext:value-type="float">
            <text:p>1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3.8374970271252" calcext:value-type="float">
            <text:p>74 </text:p>
          </table:table-cell>
          <table:table-cell/>
          <table:table-cell table:formula="of:=RAND()*100" office:value-type="float" office:value="43.4321160544641" calcext:value-type="float">
            <text:p>43 </text:p>
          </table:table-cell>
          <table:table-cell/>
          <table:table-cell table:formula="of:=RAND()*100" office:value-type="float" office:value="61.1640780349262" calcext:value-type="float">
            <text:p>6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3.893108565826" calcext:value-type="float">
            <text:p>34 </text:p>
          </table:table-cell>
          <table:table-cell/>
          <table:table-cell table:formula="of:=RAND()*100" office:value-type="float" office:value="70.6668258062564" calcext:value-type="float">
            <text:p>71 </text:p>
          </table:table-cell>
          <table:table-cell/>
          <table:table-cell table:formula="of:=RAND()*100" office:value-type="float" office:value="84.6312814042904" calcext:value-type="float">
            <text:p>8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0.88818600634113" calcext:value-type="float">
            <text:p>1 </text:p>
          </table:table-cell>
          <table:table-cell/>
          <table:table-cell table:formula="of:=RAND()*100" office:value-type="float" office:value="32.2688636253588" calcext:value-type="float">
            <text:p>32 </text:p>
          </table:table-cell>
          <table:table-cell/>
          <table:table-cell table:formula="of:=RAND()*100" office:value-type="float" office:value="9.75702333962545" calcext:value-type="float">
            <text:p>1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9.539526135195" calcext:value-type="float">
            <text:p>40 </text:p>
          </table:table-cell>
          <table:table-cell/>
          <table:table-cell table:formula="of:=RAND()*100" office:value-type="float" office:value="47.3968501319177" calcext:value-type="float">
            <text:p>47 </text:p>
          </table:table-cell>
          <table:table-cell/>
          <table:table-cell table:formula="of:=RAND()*100" office:value-type="float" office:value="42.8356856922619" calcext:value-type="float">
            <text:p>4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5.6756653846242" calcext:value-type="float">
            <text:p>46 </text:p>
          </table:table-cell>
          <table:table-cell/>
          <table:table-cell table:formula="of:=RAND()*100" office:value-type="float" office:value="96.8249295721762" calcext:value-type="float">
            <text:p>97 </text:p>
          </table:table-cell>
          <table:table-cell/>
          <table:table-cell table:formula="of:=RAND()*100" office:value-type="float" office:value="48.2172003365122" calcext:value-type="float">
            <text:p>4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6.9147617858835" calcext:value-type="float">
            <text:p>77 </text:p>
          </table:table-cell>
          <table:table-cell/>
          <table:table-cell table:formula="of:=RAND()*100" office:value-type="float" office:value="56.5411599236541" calcext:value-type="float">
            <text:p>57 </text:p>
          </table:table-cell>
          <table:table-cell/>
          <table:table-cell table:formula="of:=RAND()*100" office:value-type="float" office:value="43.5281471465714" calcext:value-type="float">
            <text:p>4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2.7453302149661" calcext:value-type="float">
            <text:p>63 </text:p>
          </table:table-cell>
          <table:table-cell/>
          <table:table-cell table:formula="of:=RAND()*100" office:value-type="float" office:value="18.0505573167466" calcext:value-type="float">
            <text:p>18 </text:p>
          </table:table-cell>
          <table:table-cell/>
          <table:table-cell table:formula="of:=RAND()*100" office:value-type="float" office:value="98.5440104850568" calcext:value-type="float">
            <text:p>9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7.3940376401879" calcext:value-type="float">
            <text:p>57 </text:p>
          </table:table-cell>
          <table:table-cell/>
          <table:table-cell table:formula="of:=RAND()*100" office:value-type="float" office:value="47.6178423850797" calcext:value-type="float">
            <text:p>48 </text:p>
          </table:table-cell>
          <table:table-cell/>
          <table:table-cell table:formula="of:=RAND()*100" office:value-type="float" office:value="85.0012768642046" calcext:value-type="float">
            <text:p>8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5.9826385066845" calcext:value-type="float">
            <text:p>76 </text:p>
          </table:table-cell>
          <table:table-cell/>
          <table:table-cell table:formula="of:=RAND()*100" office:value-type="float" office:value="96.7195792240091" calcext:value-type="float">
            <text:p>97 </text:p>
          </table:table-cell>
          <table:table-cell/>
          <table:table-cell table:formula="of:=RAND()*100" office:value-type="float" office:value="10.8539747889154" calcext:value-type="float">
            <text:p>1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5.6094668037258" calcext:value-type="float">
            <text:p>36 </text:p>
          </table:table-cell>
          <table:table-cell/>
          <table:table-cell table:formula="of:=RAND()*100" office:value-type="float" office:value="73.3186964527704" calcext:value-type="float">
            <text:p>73 </text:p>
          </table:table-cell>
          <table:table-cell/>
          <table:table-cell table:formula="of:=RAND()*100" office:value-type="float" office:value="1.337998022791" calcext:value-type="float">
            <text:p>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7.9429000127129" calcext:value-type="float">
            <text:p>68 </text:p>
          </table:table-cell>
          <table:table-cell/>
          <table:table-cell table:formula="of:=RAND()*100" office:value-type="float" office:value="83.5983730503358" calcext:value-type="float">
            <text:p>84 </text:p>
          </table:table-cell>
          <table:table-cell/>
          <table:table-cell table:formula="of:=RAND()*100" office:value-type="float" office:value="56.8509636330418" calcext:value-type="float">
            <text:p>5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9.992899929639" calcext:value-type="float">
            <text:p>20 </text:p>
          </table:table-cell>
          <table:table-cell/>
          <table:table-cell table:formula="of:=RAND()*100" office:value-type="float" office:value="50.2645445638336" calcext:value-type="float">
            <text:p>50 </text:p>
          </table:table-cell>
          <table:table-cell/>
          <table:table-cell table:formula="of:=RAND()*100" office:value-type="float" office:value="3.5699596744962" calcext:value-type="float">
            <text:p>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.78011275781319" calcext:value-type="float">
            <text:p>9 </text:p>
          </table:table-cell>
          <table:table-cell/>
          <table:table-cell table:formula="of:=RAND()*100" office:value-type="float" office:value="22.6365552400239" calcext:value-type="float">
            <text:p>23 </text:p>
          </table:table-cell>
          <table:table-cell/>
          <table:table-cell table:formula="of:=RAND()*100" office:value-type="float" office:value="67.6650334964506" calcext:value-type="float">
            <text:p>6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3.7848758674227" calcext:value-type="float">
            <text:p>34 </text:p>
          </table:table-cell>
          <table:table-cell/>
          <table:table-cell table:formula="of:=RAND()*100" office:value-type="float" office:value="62.4109543277882" calcext:value-type="float">
            <text:p>62 </text:p>
          </table:table-cell>
          <table:table-cell/>
          <table:table-cell table:formula="of:=RAND()*100" office:value-type="float" office:value="63.0313061526977" calcext:value-type="float">
            <text:p>6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2.8987958817743" calcext:value-type="float">
            <text:p>93 </text:p>
          </table:table-cell>
          <table:table-cell/>
          <table:table-cell table:formula="of:=RAND()*100" office:value-type="float" office:value="48.0311984778382" calcext:value-type="float">
            <text:p>48 </text:p>
          </table:table-cell>
          <table:table-cell/>
          <table:table-cell table:formula="of:=RAND()*100" office:value-type="float" office:value="97.7301364415325" calcext:value-type="float">
            <text:p>9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.59707256825641" calcext:value-type="float">
            <text:p>2 </text:p>
          </table:table-cell>
          <table:table-cell/>
          <table:table-cell table:formula="of:=RAND()*100" office:value-type="float" office:value="9.63758382713422" calcext:value-type="float">
            <text:p>10 </text:p>
          </table:table-cell>
          <table:table-cell/>
          <table:table-cell table:formula="of:=RAND()*100" office:value-type="float" office:value="95.7473086775281" calcext:value-type="float">
            <text:p>9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8.7840250437148" calcext:value-type="float">
            <text:p>69 </text:p>
          </table:table-cell>
          <table:table-cell/>
          <table:table-cell table:formula="of:=RAND()*100" office:value-type="float" office:value="9.50030916137621" calcext:value-type="float">
            <text:p>10 </text:p>
          </table:table-cell>
          <table:table-cell/>
          <table:table-cell table:formula="of:=RAND()*100" office:value-type="float" office:value="61.4085781038739" calcext:value-type="float">
            <text:p>6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1.3479998963885" calcext:value-type="float">
            <text:p>81 </text:p>
          </table:table-cell>
          <table:table-cell/>
          <table:table-cell table:formula="of:=RAND()*100" office:value-type="float" office:value="8.53553960332647" calcext:value-type="float">
            <text:p>9 </text:p>
          </table:table-cell>
          <table:table-cell/>
          <table:table-cell table:formula="of:=RAND()*100" office:value-type="float" office:value="96.6908889706247" calcext:value-type="float">
            <text:p>9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.31520169647411" calcext:value-type="float">
            <text:p>7 </text:p>
          </table:table-cell>
          <table:table-cell/>
          <table:table-cell table:formula="of:=RAND()*100" office:value-type="float" office:value="96.6351835406385" calcext:value-type="float">
            <text:p>97 </text:p>
          </table:table-cell>
          <table:table-cell/>
          <table:table-cell table:formula="of:=RAND()*100" office:value-type="float" office:value="91.1295790341683" calcext:value-type="float">
            <text:p>9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2.0369645371102" calcext:value-type="float">
            <text:p>82 </text:p>
          </table:table-cell>
          <table:table-cell/>
          <table:table-cell table:formula="of:=RAND()*100" office:value-type="float" office:value="49.1648038034327" calcext:value-type="float">
            <text:p>49 </text:p>
          </table:table-cell>
          <table:table-cell/>
          <table:table-cell table:formula="of:=RAND()*100" office:value-type="float" office:value="67.6524765207432" calcext:value-type="float">
            <text:p>6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8.0865311925299" calcext:value-type="float">
            <text:p>98 </text:p>
          </table:table-cell>
          <table:table-cell/>
          <table:table-cell table:formula="of:=RAND()*100" office:value-type="float" office:value="15.1686648488976" calcext:value-type="float">
            <text:p>15 </text:p>
          </table:table-cell>
          <table:table-cell/>
          <table:table-cell table:formula="of:=RAND()*100" office:value-type="float" office:value="84.9027023068629" calcext:value-type="float">
            <text:p>8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8.7763754627667" calcext:value-type="float">
            <text:p>69 </text:p>
          </table:table-cell>
          <table:table-cell/>
          <table:table-cell table:formula="of:=RAND()*100" office:value-type="float" office:value="37.8154418780468" calcext:value-type="float">
            <text:p>38 </text:p>
          </table:table-cell>
          <table:table-cell/>
          <table:table-cell table:formula="of:=RAND()*100" office:value-type="float" office:value="35.9180469647981" calcext:value-type="float">
            <text:p>3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8.3475268655457" calcext:value-type="float">
            <text:p>18 </text:p>
          </table:table-cell>
          <table:table-cell/>
          <table:table-cell table:formula="of:=RAND()*100" office:value-type="float" office:value="89.1816874151118" calcext:value-type="float">
            <text:p>89 </text:p>
          </table:table-cell>
          <table:table-cell/>
          <table:table-cell table:formula="of:=RAND()*100" office:value-type="float" office:value="13.5519720497541" calcext:value-type="float">
            <text:p>1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.08849026216194" calcext:value-type="float">
            <text:p>8 </text:p>
          </table:table-cell>
          <table:table-cell/>
          <table:table-cell table:formula="of:=RAND()*100" office:value-type="float" office:value="18.6920584761538" calcext:value-type="float">
            <text:p>19 </text:p>
          </table:table-cell>
          <table:table-cell/>
          <table:table-cell table:formula="of:=RAND()*100" office:value-type="float" office:value="40.9388866391964" calcext:value-type="float">
            <text:p>4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1.9402887136675" calcext:value-type="float">
            <text:p>82 </text:p>
          </table:table-cell>
          <table:table-cell/>
          <table:table-cell table:formula="of:=RAND()*100" office:value-type="float" office:value="39.0758742694743" calcext:value-type="float">
            <text:p>39 </text:p>
          </table:table-cell>
          <table:table-cell/>
          <table:table-cell table:formula="of:=RAND()*100" office:value-type="float" office:value="36.6538506117649" calcext:value-type="float">
            <text:p>3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5.1423673680983" calcext:value-type="float">
            <text:p>35 </text:p>
          </table:table-cell>
          <table:table-cell/>
          <table:table-cell table:formula="of:=RAND()*100" office:value-type="float" office:value="77.4824771215208" calcext:value-type="float">
            <text:p>77 </text:p>
          </table:table-cell>
          <table:table-cell/>
          <table:table-cell table:formula="of:=RAND()*100" office:value-type="float" office:value="61.5791733260267" calcext:value-type="float">
            <text:p>6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4.8969732248224" calcext:value-type="float">
            <text:p>55 </text:p>
          </table:table-cell>
          <table:table-cell/>
          <table:table-cell table:formula="of:=RAND()*100" office:value-type="float" office:value="14.1814700444229" calcext:value-type="float">
            <text:p>14 </text:p>
          </table:table-cell>
          <table:table-cell/>
          <table:table-cell table:formula="of:=RAND()*100" office:value-type="float" office:value="88.2851274101995" calcext:value-type="float">
            <text:p>8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.68999171676114" calcext:value-type="float">
            <text:p>3 </text:p>
          </table:table-cell>
          <table:table-cell/>
          <table:table-cell table:formula="of:=RAND()*100" office:value-type="float" office:value="84.2005059705116" calcext:value-type="float">
            <text:p>84 </text:p>
          </table:table-cell>
          <table:table-cell/>
          <table:table-cell table:formula="of:=RAND()*100" office:value-type="float" office:value="1.40316822798923" calcext:value-type="float">
            <text:p>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0.7985408534296" calcext:value-type="float">
            <text:p>51 </text:p>
          </table:table-cell>
          <table:table-cell/>
          <table:table-cell table:formula="of:=RAND()*100" office:value-type="float" office:value="76.7815351602621" calcext:value-type="float">
            <text:p>77 </text:p>
          </table:table-cell>
          <table:table-cell/>
          <table:table-cell table:formula="of:=RAND()*100" office:value-type="float" office:value="12.9587969160639" calcext:value-type="float">
            <text:p>1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3.9547272282653" calcext:value-type="float">
            <text:p>44 </text:p>
          </table:table-cell>
          <table:table-cell/>
          <table:table-cell table:formula="of:=RAND()*100" office:value-type="float" office:value="48.7295703613199" calcext:value-type="float">
            <text:p>49 </text:p>
          </table:table-cell>
          <table:table-cell/>
          <table:table-cell table:formula="of:=RAND()*100" office:value-type="float" office:value="98.475501278881" calcext:value-type="float">
            <text:p>9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3.1130672688596" calcext:value-type="float">
            <text:p>93 </text:p>
          </table:table-cell>
          <table:table-cell/>
          <table:table-cell table:formula="of:=RAND()*100" office:value-type="float" office:value="9.65351221384481" calcext:value-type="float">
            <text:p>10 </text:p>
          </table:table-cell>
          <table:table-cell/>
          <table:table-cell table:formula="of:=RAND()*100" office:value-type="float" office:value="63.7623101356439" calcext:value-type="float">
            <text:p>6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0.912816694472" calcext:value-type="float">
            <text:p>51 </text:p>
          </table:table-cell>
          <table:table-cell/>
          <table:table-cell table:formula="of:=RAND()*100" office:value-type="float" office:value="87.5620464910753" calcext:value-type="float">
            <text:p>88 </text:p>
          </table:table-cell>
          <table:table-cell/>
          <table:table-cell table:formula="of:=RAND()*100" office:value-type="float" office:value="0.391444272827357" calcext:value-type="float">
            <text:p>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7.069346497301" calcext:value-type="float">
            <text:p>47 </text:p>
          </table:table-cell>
          <table:table-cell/>
          <table:table-cell table:formula="of:=RAND()*100" office:value-type="float" office:value="96.4972085901536" calcext:value-type="float">
            <text:p>96 </text:p>
          </table:table-cell>
          <table:table-cell/>
          <table:table-cell table:formula="of:=RAND()*100" office:value-type="float" office:value="29.3837867793627" calcext:value-type="float">
            <text:p>2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9.1249885340221" calcext:value-type="float">
            <text:p>79 </text:p>
          </table:table-cell>
          <table:table-cell/>
          <table:table-cell table:formula="of:=RAND()*100" office:value-type="float" office:value="20.4363740165718" calcext:value-type="float">
            <text:p>20 </text:p>
          </table:table-cell>
          <table:table-cell/>
          <table:table-cell table:formula="of:=RAND()*100" office:value-type="float" office:value="47.5881684222259" calcext:value-type="float">
            <text:p>4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2.2337531833909" calcext:value-type="float">
            <text:p>32 </text:p>
          </table:table-cell>
          <table:table-cell/>
          <table:table-cell table:formula="of:=RAND()*100" office:value-type="float" office:value="92.96527717961" calcext:value-type="float">
            <text:p>93 </text:p>
          </table:table-cell>
          <table:table-cell/>
          <table:table-cell table:formula="of:=RAND()*100" office:value-type="float" office:value="96.0454494110309" calcext:value-type="float">
            <text:p>9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8.9329112251289" calcext:value-type="float">
            <text:p>39 </text:p>
          </table:table-cell>
          <table:table-cell/>
          <table:table-cell table:formula="of:=RAND()*100" office:value-type="float" office:value="61.2371879979037" calcext:value-type="float">
            <text:p>61 </text:p>
          </table:table-cell>
          <table:table-cell/>
          <table:table-cell table:formula="of:=RAND()*100" office:value-type="float" office:value="31.4568251022138" calcext:value-type="float">
            <text:p>3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9.4845601986162" calcext:value-type="float">
            <text:p>89 </text:p>
          </table:table-cell>
          <table:table-cell/>
          <table:table-cell table:formula="of:=RAND()*100" office:value-type="float" office:value="47.0888958196156" calcext:value-type="float">
            <text:p>47 </text:p>
          </table:table-cell>
          <table:table-cell/>
          <table:table-cell table:formula="of:=RAND()*100" office:value-type="float" office:value="23.8301273318939" calcext:value-type="float">
            <text:p>2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7.1297683683224" calcext:value-type="float">
            <text:p>37 </text:p>
          </table:table-cell>
          <table:table-cell/>
          <table:table-cell table:formula="of:=RAND()*100" office:value-type="float" office:value="35.1941904635169" calcext:value-type="float">
            <text:p>35 </text:p>
          </table:table-cell>
          <table:table-cell/>
          <table:table-cell table:formula="of:=RAND()*100" office:value-type="float" office:value="6.57036941265687" calcext:value-type="float">
            <text:p>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0.8957480709069" calcext:value-type="float">
            <text:p>81 </text:p>
          </table:table-cell>
          <table:table-cell/>
          <table:table-cell table:formula="of:=RAND()*100" office:value-type="float" office:value="20.0933688436635" calcext:value-type="float">
            <text:p>20 </text:p>
          </table:table-cell>
          <table:table-cell/>
          <table:table-cell table:formula="of:=RAND()*100" office:value-type="float" office:value="2.95632694615051" calcext:value-type="float">
            <text:p>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3.4055078565143" calcext:value-type="float">
            <text:p>33 </text:p>
          </table:table-cell>
          <table:table-cell/>
          <table:table-cell table:formula="of:=RAND()*100" office:value-type="float" office:value="75.482366385404" calcext:value-type="float">
            <text:p>75 </text:p>
          </table:table-cell>
          <table:table-cell/>
          <table:table-cell table:formula="of:=RAND()*100" office:value-type="float" office:value="42.9451652918942" calcext:value-type="float">
            <text:p>4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5.115815999452" calcext:value-type="float">
            <text:p>45 </text:p>
          </table:table-cell>
          <table:table-cell/>
          <table:table-cell table:formula="of:=RAND()*100" office:value-type="float" office:value="85.3858888498507" calcext:value-type="float">
            <text:p>85 </text:p>
          </table:table-cell>
          <table:table-cell/>
          <table:table-cell table:formula="of:=RAND()*100" office:value-type="float" office:value="57.652468921151" calcext:value-type="float">
            <text:p>5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5.8488854835741" calcext:value-type="float">
            <text:p>36 </text:p>
          </table:table-cell>
          <table:table-cell/>
          <table:table-cell table:formula="of:=RAND()*100" office:value-type="float" office:value="57.0805946947075" calcext:value-type="float">
            <text:p>57 </text:p>
          </table:table-cell>
          <table:table-cell/>
          <table:table-cell table:formula="of:=RAND()*100" office:value-type="float" office:value="0.592417840380222" calcext:value-type="float">
            <text:p>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9.4446944980882" calcext:value-type="float">
            <text:p>19 </text:p>
          </table:table-cell>
          <table:table-cell/>
          <table:table-cell table:formula="of:=RAND()*100" office:value-type="float" office:value="3.91995516838506" calcext:value-type="float">
            <text:p>4 </text:p>
          </table:table-cell>
          <table:table-cell/>
          <table:table-cell table:formula="of:=RAND()*100" office:value-type="float" office:value="24.1479032789357" calcext:value-type="float">
            <text:p>2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0.1952647953294" calcext:value-type="float">
            <text:p>40 </text:p>
          </table:table-cell>
          <table:table-cell/>
          <table:table-cell table:formula="of:=RAND()*100" office:value-type="float" office:value="72.5355510716327" calcext:value-type="float">
            <text:p>73 </text:p>
          </table:table-cell>
          <table:table-cell/>
          <table:table-cell table:formula="of:=RAND()*100" office:value-type="float" office:value="42.0876948977821" calcext:value-type="float">
            <text:p>4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5.4279608721845" calcext:value-type="float">
            <text:p>25 </text:p>
          </table:table-cell>
          <table:table-cell/>
          <table:table-cell table:formula="of:=RAND()*100" office:value-type="float" office:value="71.965747710783" calcext:value-type="float">
            <text:p>72 </text:p>
          </table:table-cell>
          <table:table-cell/>
          <table:table-cell table:formula="of:=RAND()*100" office:value-type="float" office:value="0.805939070414752" calcext:value-type="float">
            <text:p>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0.3814663668163" calcext:value-type="float">
            <text:p>80 </text:p>
          </table:table-cell>
          <table:table-cell/>
          <table:table-cell table:formula="of:=RAND()*100" office:value-type="float" office:value="59.260477789212" calcext:value-type="float">
            <text:p>59 </text:p>
          </table:table-cell>
          <table:table-cell/>
          <table:table-cell table:formula="of:=RAND()*100" office:value-type="float" office:value="67.9106253548525" calcext:value-type="float">
            <text:p>6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9.9894912610762" calcext:value-type="float">
            <text:p>40 </text:p>
          </table:table-cell>
          <table:table-cell/>
          <table:table-cell table:formula="of:=RAND()*100" office:value-type="float" office:value="49.6017170953564" calcext:value-type="float">
            <text:p>50 </text:p>
          </table:table-cell>
          <table:table-cell/>
          <table:table-cell table:formula="of:=RAND()*100" office:value-type="float" office:value="26.7137708491646" calcext:value-type="float">
            <text:p>2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0.3776333737187" calcext:value-type="float">
            <text:p>10 </text:p>
          </table:table-cell>
          <table:table-cell/>
          <table:table-cell table:formula="of:=RAND()*100" office:value-type="float" office:value="68.275010806974" calcext:value-type="float">
            <text:p>68 </text:p>
          </table:table-cell>
          <table:table-cell/>
          <table:table-cell table:formula="of:=RAND()*100" office:value-type="float" office:value="5.76216116314754" calcext:value-type="float">
            <text:p>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4.3233205587603" calcext:value-type="float">
            <text:p>94 </text:p>
          </table:table-cell>
          <table:table-cell/>
          <table:table-cell table:formula="of:=RAND()*100" office:value-type="float" office:value="45.1382750528865" calcext:value-type="float">
            <text:p>45 </text:p>
          </table:table-cell>
          <table:table-cell/>
          <table:table-cell table:formula="of:=RAND()*100" office:value-type="float" office:value="76.9651261507534" calcext:value-type="float">
            <text:p>7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2.0614521461539" calcext:value-type="float">
            <text:p>52 </text:p>
          </table:table-cell>
          <table:table-cell/>
          <table:table-cell table:formula="of:=RAND()*100" office:value-type="float" office:value="54.5061606331728" calcext:value-type="float">
            <text:p>55 </text:p>
          </table:table-cell>
          <table:table-cell/>
          <table:table-cell table:formula="of:=RAND()*100" office:value-type="float" office:value="15.7182264258154" calcext:value-type="float">
            <text:p>1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4.2040034686215" calcext:value-type="float">
            <text:p>44 </text:p>
          </table:table-cell>
          <table:table-cell/>
          <table:table-cell table:formula="of:=RAND()*100" office:value-type="float" office:value="33.1419199123047" calcext:value-type="float">
            <text:p>33 </text:p>
          </table:table-cell>
          <table:table-cell/>
          <table:table-cell table:formula="of:=RAND()*100" office:value-type="float" office:value="44.9474788154475" calcext:value-type="float">
            <text:p>4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2.2542505036108" calcext:value-type="float">
            <text:p>12 </text:p>
          </table:table-cell>
          <table:table-cell/>
          <table:table-cell table:formula="of:=RAND()*100" office:value-type="float" office:value="90.7196828047745" calcext:value-type="float">
            <text:p>91 </text:p>
          </table:table-cell>
          <table:table-cell/>
          <table:table-cell table:formula="of:=RAND()*100" office:value-type="float" office:value="87.5991491251625" calcext:value-type="float">
            <text:p>8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2.5668811169453" calcext:value-type="float">
            <text:p>53 </text:p>
          </table:table-cell>
          <table:table-cell/>
          <table:table-cell table:formula="of:=RAND()*100" office:value-type="float" office:value="5.07453369209543" calcext:value-type="float">
            <text:p>5 </text:p>
          </table:table-cell>
          <table:table-cell/>
          <table:table-cell table:formula="of:=RAND()*100" office:value-type="float" office:value="48.1976434472017" calcext:value-type="float">
            <text:p>4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2.708519611042" calcext:value-type="float">
            <text:p>53 </text:p>
          </table:table-cell>
          <table:table-cell/>
          <table:table-cell table:formula="of:=RAND()*100" office:value-type="float" office:value="9.12608694052324" calcext:value-type="float">
            <text:p>9 </text:p>
          </table:table-cell>
          <table:table-cell/>
          <table:table-cell table:formula="of:=RAND()*100" office:value-type="float" office:value="99.5841885567643" calcext:value-type="float">
            <text:p>10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1.4864405919798" calcext:value-type="float">
            <text:p>21 </text:p>
          </table:table-cell>
          <table:table-cell/>
          <table:table-cell table:formula="of:=RAND()*100" office:value-type="float" office:value="30.4422976798378" calcext:value-type="float">
            <text:p>30 </text:p>
          </table:table-cell>
          <table:table-cell/>
          <table:table-cell table:formula="of:=RAND()*100" office:value-type="float" office:value="7.40687580546364" calcext:value-type="float">
            <text:p>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1.2379682366736" calcext:value-type="float">
            <text:p>61 </text:p>
          </table:table-cell>
          <table:table-cell/>
          <table:table-cell table:formula="of:=RAND()*100" office:value-type="float" office:value="56.6359780845232" calcext:value-type="float">
            <text:p>57 </text:p>
          </table:table-cell>
          <table:table-cell/>
          <table:table-cell table:formula="of:=RAND()*100" office:value-type="float" office:value="4.74895582301542" calcext:value-type="float">
            <text:p>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8.7248687609099" calcext:value-type="float">
            <text:p>19 </text:p>
          </table:table-cell>
          <table:table-cell/>
          <table:table-cell table:formula="of:=RAND()*100" office:value-type="float" office:value="13.3976586745121" calcext:value-type="float">
            <text:p>13 </text:p>
          </table:table-cell>
          <table:table-cell/>
          <table:table-cell table:formula="of:=RAND()*100" office:value-type="float" office:value="29.131745302584" calcext:value-type="float">
            <text:p>2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0.7721036835574" calcext:value-type="float">
            <text:p>81 </text:p>
          </table:table-cell>
          <table:table-cell/>
          <table:table-cell table:formula="of:=RAND()*100" office:value-type="float" office:value="50.5080029484816" calcext:value-type="float">
            <text:p>51 </text:p>
          </table:table-cell>
          <table:table-cell/>
          <table:table-cell table:formula="of:=RAND()*100" office:value-type="float" office:value="98.5774168395437" calcext:value-type="float">
            <text:p>9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1.0655687679537" calcext:value-type="float">
            <text:p>41 </text:p>
          </table:table-cell>
          <table:table-cell/>
          <table:table-cell table:formula="of:=RAND()*100" office:value-type="float" office:value="99.3623543181457" calcext:value-type="float">
            <text:p>99 </text:p>
          </table:table-cell>
          <table:table-cell/>
          <table:table-cell table:formula="of:=RAND()*100" office:value-type="float" office:value="87.2781711281277" calcext:value-type="float">
            <text:p>8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4.3836868670769" calcext:value-type="float">
            <text:p>24 </text:p>
          </table:table-cell>
          <table:table-cell/>
          <table:table-cell table:formula="of:=RAND()*100" office:value-type="float" office:value="18.1990331155248" calcext:value-type="float">
            <text:p>18 </text:p>
          </table:table-cell>
          <table:table-cell/>
          <table:table-cell table:formula="of:=RAND()*100" office:value-type="float" office:value="29.6916483319364" calcext:value-type="float">
            <text:p>3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9.5729562151246" calcext:value-type="float">
            <text:p>40 </text:p>
          </table:table-cell>
          <table:table-cell/>
          <table:table-cell table:formula="of:=RAND()*100" office:value-type="float" office:value="38.6652469751425" calcext:value-type="float">
            <text:p>39 </text:p>
          </table:table-cell>
          <table:table-cell/>
          <table:table-cell table:formula="of:=RAND()*100" office:value-type="float" office:value="36.0967236687429" calcext:value-type="float">
            <text:p>3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9.1942919860594" calcext:value-type="float">
            <text:p>19 </text:p>
          </table:table-cell>
          <table:table-cell/>
          <table:table-cell table:formula="of:=RAND()*100" office:value-type="float" office:value="61.8999005178921" calcext:value-type="float">
            <text:p>62 </text:p>
          </table:table-cell>
          <table:table-cell/>
          <table:table-cell table:formula="of:=RAND()*100" office:value-type="float" office:value="70.9507088293321" calcext:value-type="float">
            <text:p>7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7.0847109169699" calcext:value-type="float">
            <text:p>17 </text:p>
          </table:table-cell>
          <table:table-cell/>
          <table:table-cell table:formula="of:=RAND()*100" office:value-type="float" office:value="82.5719072832726" calcext:value-type="float">
            <text:p>83 </text:p>
          </table:table-cell>
          <table:table-cell/>
          <table:table-cell table:formula="of:=RAND()*100" office:value-type="float" office:value="46.6229874524288" calcext:value-type="float">
            <text:p>4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2.4029170139693" calcext:value-type="float">
            <text:p>62 </text:p>
          </table:table-cell>
          <table:table-cell/>
          <table:table-cell table:formula="of:=RAND()*100" office:value-type="float" office:value="5.94729961594567" calcext:value-type="float">
            <text:p>6 </text:p>
          </table:table-cell>
          <table:table-cell/>
          <table:table-cell table:formula="of:=RAND()*100" office:value-type="float" office:value="15.8058243454434" calcext:value-type="float">
            <text:p>1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8.8833349267952" calcext:value-type="float">
            <text:p>19 </text:p>
          </table:table-cell>
          <table:table-cell/>
          <table:table-cell table:formula="of:=RAND()*100" office:value-type="float" office:value="57.7496187179349" calcext:value-type="float">
            <text:p>58 </text:p>
          </table:table-cell>
          <table:table-cell/>
          <table:table-cell table:formula="of:=RAND()*100" office:value-type="float" office:value="36.5044923615642" calcext:value-type="float">
            <text:p>3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5.3799321479164" calcext:value-type="float">
            <text:p>25 </text:p>
          </table:table-cell>
          <table:table-cell/>
          <table:table-cell table:formula="of:=RAND()*100" office:value-type="float" office:value="79.1600345517509" calcext:value-type="float">
            <text:p>79 </text:p>
          </table:table-cell>
          <table:table-cell/>
          <table:table-cell table:formula="of:=RAND()*100" office:value-type="float" office:value="90.9250432974659" calcext:value-type="float">
            <text:p>9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5.4416729160585" calcext:value-type="float">
            <text:p>45 </text:p>
          </table:table-cell>
          <table:table-cell/>
          <table:table-cell table:formula="of:=RAND()*100" office:value-type="float" office:value="30.7674732408486" calcext:value-type="float">
            <text:p>31 </text:p>
          </table:table-cell>
          <table:table-cell/>
          <table:table-cell table:formula="of:=RAND()*100" office:value-type="float" office:value="30.80413028365" calcext:value-type="float">
            <text:p>3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8.3876481908374" calcext:value-type="float">
            <text:p>38 </text:p>
          </table:table-cell>
          <table:table-cell/>
          <table:table-cell table:formula="of:=RAND()*100" office:value-type="float" office:value="18.5229088761844" calcext:value-type="float">
            <text:p>19 </text:p>
          </table:table-cell>
          <table:table-cell/>
          <table:table-cell table:formula="of:=RAND()*100" office:value-type="float" office:value="26.6081370064057" calcext:value-type="float">
            <text:p>2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31.3212056295015" calcext:value-type="float">
            <text:p>31 </text:p>
          </table:table-cell>
          <table:table-cell/>
          <table:table-cell table:formula="of:=RAND()*100" office:value-type="float" office:value="29.5287823886611" calcext:value-type="float">
            <text:p>30 </text:p>
          </table:table-cell>
          <table:table-cell/>
          <table:table-cell table:formula="of:=RAND()*100" office:value-type="float" office:value="19.4614965119399" calcext:value-type="float">
            <text:p>1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5.5005376623012" calcext:value-type="float">
            <text:p>86 </text:p>
          </table:table-cell>
          <table:table-cell/>
          <table:table-cell table:formula="of:=RAND()*100" office:value-type="float" office:value="12.9781819996424" calcext:value-type="float">
            <text:p>13 </text:p>
          </table:table-cell>
          <table:table-cell/>
          <table:table-cell table:formula="of:=RAND()*100" office:value-type="float" office:value="94.5901190047152" calcext:value-type="float">
            <text:p>9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5.2195299533196" calcext:value-type="float">
            <text:p>55 </text:p>
          </table:table-cell>
          <table:table-cell/>
          <table:table-cell table:formula="of:=RAND()*100" office:value-type="float" office:value="92.8516222978942" calcext:value-type="float">
            <text:p>93 </text:p>
          </table:table-cell>
          <table:table-cell/>
          <table:table-cell table:formula="of:=RAND()*100" office:value-type="float" office:value="38.2942052441649" calcext:value-type="float">
            <text:p>3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9.1951541858725" calcext:value-type="float">
            <text:p>99 </text:p>
          </table:table-cell>
          <table:table-cell/>
          <table:table-cell table:formula="of:=RAND()*100" office:value-type="float" office:value="83.1532943877392" calcext:value-type="float">
            <text:p>83 </text:p>
          </table:table-cell>
          <table:table-cell/>
          <table:table-cell table:formula="of:=RAND()*100" office:value-type="float" office:value="26.9145745434798" calcext:value-type="float">
            <text:p>27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7.9808831843548" calcext:value-type="float">
            <text:p>88 </text:p>
          </table:table-cell>
          <table:table-cell/>
          <table:table-cell table:formula="of:=RAND()*100" office:value-type="float" office:value="48.9592671743594" calcext:value-type="float">
            <text:p>49 </text:p>
          </table:table-cell>
          <table:table-cell/>
          <table:table-cell table:formula="of:=RAND()*100" office:value-type="float" office:value="4.28903741994873" calcext:value-type="float">
            <text:p>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2.6938065956347" calcext:value-type="float">
            <text:p>73 </text:p>
          </table:table-cell>
          <table:table-cell/>
          <table:table-cell table:formula="of:=RAND()*100" office:value-type="float" office:value="29.4193544541486" calcext:value-type="float">
            <text:p>29 </text:p>
          </table:table-cell>
          <table:table-cell/>
          <table:table-cell table:formula="of:=RAND()*100" office:value-type="float" office:value="67.6115772803314" calcext:value-type="float">
            <text:p>6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2.6468817540444" calcext:value-type="float">
            <text:p>83 </text:p>
          </table:table-cell>
          <table:table-cell/>
          <table:table-cell table:formula="of:=RAND()*100" office:value-type="float" office:value="45.6335669499822" calcext:value-type="float">
            <text:p>46 </text:p>
          </table:table-cell>
          <table:table-cell/>
          <table:table-cell table:formula="of:=RAND()*100" office:value-type="float" office:value="51.5502341208048" calcext:value-type="float">
            <text:p>5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.35946969268844" calcext:value-type="float">
            <text:p>6 </text:p>
          </table:table-cell>
          <table:table-cell/>
          <table:table-cell table:formula="of:=RAND()*100" office:value-type="float" office:value="22.0065216417424" calcext:value-type="float">
            <text:p>22 </text:p>
          </table:table-cell>
          <table:table-cell/>
          <table:table-cell table:formula="of:=RAND()*100" office:value-type="float" office:value="27.8751730802469" calcext:value-type="float">
            <text:p>2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93.2531552040018" calcext:value-type="float">
            <text:p>93 </text:p>
          </table:table-cell>
          <table:table-cell/>
          <table:table-cell table:formula="of:=RAND()*100" office:value-type="float" office:value="1.1013662093319" calcext:value-type="float">
            <text:p>1 </text:p>
          </table:table-cell>
          <table:table-cell/>
          <table:table-cell table:formula="of:=RAND()*100" office:value-type="float" office:value="63.6783861671574" calcext:value-type="float">
            <text:p>6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9.1674041724764" calcext:value-type="float">
            <text:p>49 </text:p>
          </table:table-cell>
          <table:table-cell/>
          <table:table-cell table:formula="of:=RAND()*100" office:value-type="float" office:value="9.90839601727203" calcext:value-type="float">
            <text:p>10 </text:p>
          </table:table-cell>
          <table:table-cell/>
          <table:table-cell table:formula="of:=RAND()*100" office:value-type="float" office:value="40.9464984782971" calcext:value-type="float">
            <text:p>4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19.0041569643654" calcext:value-type="float">
            <text:p>19 </text:p>
          </table:table-cell>
          <table:table-cell/>
          <table:table-cell table:formula="of:=RAND()*100" office:value-type="float" office:value="59.9347157520242" calcext:value-type="float">
            <text:p>60 </text:p>
          </table:table-cell>
          <table:table-cell/>
          <table:table-cell table:formula="of:=RAND()*100" office:value-type="float" office:value="72.434485249687" calcext:value-type="float">
            <text:p>72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0.917707819026" calcext:value-type="float">
            <text:p>81 </text:p>
          </table:table-cell>
          <table:table-cell/>
          <table:table-cell table:formula="of:=RAND()*100" office:value-type="float" office:value="63.2797938189469" calcext:value-type="float">
            <text:p>63 </text:p>
          </table:table-cell>
          <table:table-cell/>
          <table:table-cell table:formula="of:=RAND()*100" office:value-type="float" office:value="93.0002158158459" calcext:value-type="float">
            <text:p>9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5.8450402575545" calcext:value-type="float">
            <text:p>6 </text:p>
          </table:table-cell>
          <table:table-cell/>
          <table:table-cell table:formula="of:=RAND()*100" office:value-type="float" office:value="65.5584377120249" calcext:value-type="float">
            <text:p>66 </text:p>
          </table:table-cell>
          <table:table-cell/>
          <table:table-cell table:formula="of:=RAND()*100" office:value-type="float" office:value="49.5734907570295" calcext:value-type="float">
            <text:p>5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0.6894051353447" calcext:value-type="float">
            <text:p>41 </text:p>
          </table:table-cell>
          <table:table-cell/>
          <table:table-cell table:formula="of:=RAND()*100" office:value-type="float" office:value="53.0694689718075" calcext:value-type="float">
            <text:p>53 </text:p>
          </table:table-cell>
          <table:table-cell/>
          <table:table-cell table:formula="of:=RAND()*100" office:value-type="float" office:value="85.6390753178857" calcext:value-type="float">
            <text:p>8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4.1846487275325" calcext:value-type="float">
            <text:p>74 </text:p>
          </table:table-cell>
          <table:table-cell/>
          <table:table-cell table:formula="of:=RAND()*100" office:value-type="float" office:value="75.8218733943068" calcext:value-type="float">
            <text:p>76 </text:p>
          </table:table-cell>
          <table:table-cell/>
          <table:table-cell table:formula="of:=RAND()*100" office:value-type="float" office:value="12.706752459053" calcext:value-type="float">
            <text:p>13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83.5382015793584" calcext:value-type="float">
            <text:p>84 </text:p>
          </table:table-cell>
          <table:table-cell/>
          <table:table-cell table:formula="of:=RAND()*100" office:value-type="float" office:value="67.0241621206515" calcext:value-type="float">
            <text:p>67 </text:p>
          </table:table-cell>
          <table:table-cell/>
          <table:table-cell table:formula="of:=RAND()*100" office:value-type="float" office:value="60.5841973447241" calcext:value-type="float">
            <text:p>61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5.403187519405" calcext:value-type="float">
            <text:p>65 </text:p>
          </table:table-cell>
          <table:table-cell/>
          <table:table-cell table:formula="of:=RAND()*100" office:value-type="float" office:value="52.7179153054021" calcext:value-type="float">
            <text:p>53 </text:p>
          </table:table-cell>
          <table:table-cell/>
          <table:table-cell table:formula="of:=RAND()*100" office:value-type="float" office:value="64.2503812792711" calcext:value-type="float">
            <text:p>64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2.5119956838898" calcext:value-type="float">
            <text:p>43 </text:p>
          </table:table-cell>
          <table:table-cell/>
          <table:table-cell table:formula="of:=RAND()*100" office:value-type="float" office:value="11.6220860858448" calcext:value-type="float">
            <text:p>12 </text:p>
          </table:table-cell>
          <table:table-cell/>
          <table:table-cell table:formula="of:=RAND()*100" office:value-type="float" office:value="19.8112843907438" calcext:value-type="float">
            <text:p>2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8.7269997014664" calcext:value-type="float">
            <text:p>49 </text:p>
          </table:table-cell>
          <table:table-cell/>
          <table:table-cell table:formula="of:=RAND()*100" office:value-type="float" office:value="63.2176363957115" calcext:value-type="float">
            <text:p>63 </text:p>
          </table:table-cell>
          <table:table-cell/>
          <table:table-cell table:formula="of:=RAND()*100" office:value-type="float" office:value="98.8502025022171" calcext:value-type="float">
            <text:p>99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70.2961490140297" calcext:value-type="float">
            <text:p>70 </text:p>
          </table:table-cell>
          <table:table-cell/>
          <table:table-cell table:formula="of:=RAND()*100" office:value-type="float" office:value="19.7496708133258" calcext:value-type="float">
            <text:p>20 </text:p>
          </table:table-cell>
          <table:table-cell/>
          <table:table-cell table:formula="of:=RAND()*100" office:value-type="float" office:value="49.5787897030823" calcext:value-type="float">
            <text:p>50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8.6536758649163" calcext:value-type="float">
            <text:p>29 </text:p>
          </table:table-cell>
          <table:table-cell/>
          <table:table-cell table:formula="of:=RAND()*100" office:value-type="float" office:value="53.6622849642299" calcext:value-type="float">
            <text:p>54 </text:p>
          </table:table-cell>
          <table:table-cell/>
          <table:table-cell table:formula="of:=RAND()*100" office:value-type="float" office:value="24.8079256271012" calcext:value-type="float">
            <text:p>2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25.1748420647345" calcext:value-type="float">
            <text:p>25 </text:p>
          </table:table-cell>
          <table:table-cell/>
          <table:table-cell table:formula="of:=RAND()*100" office:value-type="float" office:value="30.5076723801903" calcext:value-type="float">
            <text:p>31 </text:p>
          </table:table-cell>
          <table:table-cell/>
          <table:table-cell table:formula="of:=RAND()*100" office:value-type="float" office:value="6.0679302434437" calcext:value-type="float">
            <text:p>6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69.7901852545328" calcext:value-type="float">
            <text:p>70 </text:p>
          </table:table-cell>
          <table:table-cell/>
          <table:table-cell table:formula="of:=RAND()*100" office:value-type="float" office:value="7.7389785903506" calcext:value-type="float">
            <text:p>8 </text:p>
          </table:table-cell>
          <table:table-cell/>
          <table:table-cell table:formula="of:=RAND()*100" office:value-type="float" office:value="74.8079745681025" calcext:value-type="float">
            <text:p>75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6.5759666753002" calcext:value-type="float">
            <text:p>47 </text:p>
          </table:table-cell>
          <table:table-cell/>
          <table:table-cell table:formula="of:=RAND()*100" office:value-type="float" office:value="48.9194019348361" calcext:value-type="float">
            <text:p>49 </text:p>
          </table:table-cell>
          <table:table-cell/>
          <table:table-cell table:formula="of:=RAND()*100" office:value-type="float" office:value="38.1879725377075" calcext:value-type="float">
            <text:p>38 </text:p>
          </table:table-cell>
          <table:table-cell table:number-columns-repeated="1019"/>
        </table:table-row>
        <table:table-row table:style-name="ro1">
          <table:table-cell table:formula="of:=RAND()*100" office:value-type="float" office:value="48.3441267046146" calcext:value-type="float">
            <text:p>48 </text:p>
          </table:table-cell>
          <table:table-cell/>
          <table:table-cell table:formula="of:=RAND()*100" office:value-type="float" office:value="43.7366646132432" calcext:value-type="float">
            <text:p>4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45.9207976120524" calcext:value-type="float">
            <text:p>46 </text:p>
          </table:table-cell>
          <table:table-cell/>
          <table:table-cell table:formula="of:=RAND()*100" office:value-type="float" office:value="97.1280418685637" calcext:value-type="float">
            <text:p>9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7.2803773847409" calcext:value-type="float">
            <text:p>87 </text:p>
          </table:table-cell>
          <table:table-cell/>
          <table:table-cell table:formula="of:=RAND()*100" office:value-type="float" office:value="59.8631990258582" calcext:value-type="float">
            <text:p>6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9.7300932253711" calcext:value-type="float">
            <text:p>20 </text:p>
          </table:table-cell>
          <table:table-cell/>
          <table:table-cell table:formula="of:=RAND()*100" office:value-type="float" office:value="21.8297398998402" calcext:value-type="float">
            <text:p>2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.41323189018294" calcext:value-type="float">
            <text:p>1 </text:p>
          </table:table-cell>
          <table:table-cell/>
          <table:table-cell table:formula="of:=RAND()*100" office:value-type="float" office:value="37.2628417913802" calcext:value-type="float">
            <text:p>3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0.9270113264211" calcext:value-type="float">
            <text:p>21 </text:p>
          </table:table-cell>
          <table:table-cell/>
          <table:table-cell table:formula="of:=RAND()*100" office:value-type="float" office:value="74.1302727372386" calcext:value-type="float">
            <text:p>7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8.7231006543152" calcext:value-type="float">
            <text:p>79 </text:p>
          </table:table-cell>
          <table:table-cell/>
          <table:table-cell table:formula="of:=RAND()*100" office:value-type="float" office:value="78.5714012454264" calcext:value-type="float">
            <text:p>7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7.0817163889296" calcext:value-type="float">
            <text:p>67 </text:p>
          </table:table-cell>
          <table:table-cell/>
          <table:table-cell table:formula="of:=RAND()*100" office:value-type="float" office:value="87.1784529299475" calcext:value-type="float">
            <text:p>8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2.5680372235365" calcext:value-type="float">
            <text:p>13 </text:p>
          </table:table-cell>
          <table:table-cell/>
          <table:table-cell table:formula="of:=RAND()*100" office:value-type="float" office:value="49.7886096709408" calcext:value-type="float">
            <text:p>5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2.7179791755043" calcext:value-type="float">
            <text:p>33 </text:p>
          </table:table-cell>
          <table:table-cell/>
          <table:table-cell table:formula="of:=RAND()*100" office:value-type="float" office:value="75.4081622348167" calcext:value-type="float">
            <text:p>7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7.6315721473657" calcext:value-type="float">
            <text:p>68 </text:p>
          </table:table-cell>
          <table:table-cell/>
          <table:table-cell table:formula="of:=RAND()*100" office:value-type="float" office:value="27.1286127273925" calcext:value-type="float">
            <text:p>2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4.6205391664989" calcext:value-type="float">
            <text:p>95 </text:p>
          </table:table-cell>
          <table:table-cell/>
          <table:table-cell table:formula="of:=RAND()*100" office:value-type="float" office:value="97.7345566614531" calcext:value-type="float">
            <text:p>9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7.5985045428388" calcext:value-type="float">
            <text:p>98 </text:p>
          </table:table-cell>
          <table:table-cell/>
          <table:table-cell table:formula="of:=RAND()*100" office:value-type="float" office:value="8.47006939584389" calcext:value-type="float">
            <text:p>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.34636906022206" calcext:value-type="float">
            <text:p>9 </text:p>
          </table:table-cell>
          <table:table-cell/>
          <table:table-cell table:formula="of:=RAND()*100" office:value-type="float" office:value="73.1622886494733" calcext:value-type="float">
            <text:p>7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2.2349815373309" calcext:value-type="float">
            <text:p>92 </text:p>
          </table:table-cell>
          <table:table-cell/>
          <table:table-cell table:formula="of:=RAND()*100" office:value-type="float" office:value="47.5335644674487" calcext:value-type="float">
            <text:p>4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6.6887747100554" calcext:value-type="float">
            <text:p>27 </text:p>
          </table:table-cell>
          <table:table-cell/>
          <table:table-cell table:formula="of:=RAND()*100" office:value-type="float" office:value="74.86347212689" calcext:value-type="float">
            <text:p>7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2.7613219502382" calcext:value-type="float">
            <text:p>83 </text:p>
          </table:table-cell>
          <table:table-cell/>
          <table:table-cell table:formula="of:=RAND()*100" office:value-type="float" office:value="10.5368802906014" calcext:value-type="float">
            <text:p>1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2.0368786505423" calcext:value-type="float">
            <text:p>12 </text:p>
          </table:table-cell>
          <table:table-cell/>
          <table:table-cell table:formula="of:=RAND()*100" office:value-type="float" office:value="58.6407994502224" calcext:value-type="float">
            <text:p>5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1.4323407853954" calcext:value-type="float">
            <text:p>71 </text:p>
          </table:table-cell>
          <table:table-cell/>
          <table:table-cell table:formula="of:=RAND()*100" office:value-type="float" office:value="5.43122637318447" calcext:value-type="float">
            <text:p>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0.0553883588873" calcext:value-type="float">
            <text:p>10 </text:p>
          </table:table-cell>
          <table:table-cell/>
          <table:table-cell table:formula="of:=RAND()*100" office:value-type="float" office:value="76.628076902125" calcext:value-type="float">
            <text:p>7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6.227504319977" calcext:value-type="float">
            <text:p>66 </text:p>
          </table:table-cell>
          <table:table-cell/>
          <table:table-cell table:formula="of:=RAND()*100" office:value-type="float" office:value="19.6035043452866" calcext:value-type="float">
            <text:p>2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6.3631681050174" calcext:value-type="float">
            <text:p>96 </text:p>
          </table:table-cell>
          <table:table-cell/>
          <table:table-cell table:formula="of:=RAND()*100" office:value-type="float" office:value="90.7669007894583" calcext:value-type="float">
            <text:p>9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7.605137436185" calcext:value-type="float">
            <text:p>88 </text:p>
          </table:table-cell>
          <table:table-cell/>
          <table:table-cell table:formula="of:=RAND()*100" office:value-type="float" office:value="66.4235973381437" calcext:value-type="float">
            <text:p>66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2.9372585867532" calcext:value-type="float">
            <text:p>83 </text:p>
          </table:table-cell>
          <table:table-cell/>
          <table:table-cell table:formula="of:=RAND()*100" office:value-type="float" office:value="62.9297337844037" calcext:value-type="float">
            <text:p>6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9.0884420485236" calcext:value-type="float">
            <text:p>39 </text:p>
          </table:table-cell>
          <table:table-cell/>
          <table:table-cell table:formula="of:=RAND()*100" office:value-type="float" office:value="17.5580066046678" calcext:value-type="float">
            <text:p>1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1.7519609979354" calcext:value-type="float">
            <text:p>62 </text:p>
          </table:table-cell>
          <table:table-cell/>
          <table:table-cell table:formula="of:=RAND()*100" office:value-type="float" office:value="41.9323257519864" calcext:value-type="float">
            <text:p>4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0.3636859892867" calcext:value-type="float">
            <text:p>20 </text:p>
          </table:table-cell>
          <table:table-cell/>
          <table:table-cell table:formula="of:=RAND()*100" office:value-type="float" office:value="59.686105104629" calcext:value-type="float">
            <text:p>6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8.8961081882007" calcext:value-type="float">
            <text:p>29 </text:p>
          </table:table-cell>
          <table:table-cell/>
          <table:table-cell table:formula="of:=RAND()*100" office:value-type="float" office:value="40.4643640737049" calcext:value-type="float">
            <text:p>4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7.5867044343613" calcext:value-type="float">
            <text:p>28 </text:p>
          </table:table-cell>
          <table:table-cell/>
          <table:table-cell table:formula="of:=RAND()*100" office:value-type="float" office:value="51.0563921532594" calcext:value-type="float">
            <text:p>5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7.9182880162261" calcext:value-type="float">
            <text:p>88 </text:p>
          </table:table-cell>
          <table:table-cell/>
          <table:table-cell table:formula="of:=RAND()*100" office:value-type="float" office:value="88.4684465243481" calcext:value-type="float">
            <text:p>8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4.8144708597101" calcext:value-type="float">
            <text:p>65 </text:p>
          </table:table-cell>
          <table:table-cell/>
          <table:table-cell table:formula="of:=RAND()*100" office:value-type="float" office:value="14.3097667139955" calcext:value-type="float">
            <text:p>1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46.118714066688" calcext:value-type="float">
            <text:p>46 </text:p>
          </table:table-cell>
          <table:table-cell/>
          <table:table-cell table:formula="of:=RAND()*100" office:value-type="float" office:value="22.1534402226098" calcext:value-type="float">
            <text:p>2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2.8646329673938" calcext:value-type="float">
            <text:p>93 </text:p>
          </table:table-cell>
          <table:table-cell/>
          <table:table-cell table:formula="of:=RAND()*100" office:value-type="float" office:value="43.4805195196532" calcext:value-type="float">
            <text:p>4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6.0795894940384" calcext:value-type="float">
            <text:p>56 </text:p>
          </table:table-cell>
          <table:table-cell/>
          <table:table-cell table:formula="of:=RAND()*100" office:value-type="float" office:value="52.6546235079877" calcext:value-type="float">
            <text:p>5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6.8668120657094" calcext:value-type="float">
            <text:p>57 </text:p>
          </table:table-cell>
          <table:table-cell/>
          <table:table-cell table:formula="of:=RAND()*100" office:value-type="float" office:value="32.6005862909369" calcext:value-type="float">
            <text:p>3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.17940818099305" calcext:value-type="float">
            <text:p>5 </text:p>
          </table:table-cell>
          <table:table-cell/>
          <table:table-cell table:formula="of:=RAND()*100" office:value-type="float" office:value="16.0451100557111" calcext:value-type="float">
            <text:p>16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1.564880150836" calcext:value-type="float">
            <text:p>32 </text:p>
          </table:table-cell>
          <table:table-cell/>
          <table:table-cell table:formula="of:=RAND()*100" office:value-type="float" office:value="49.3038989719935" calcext:value-type="float">
            <text:p>4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9.0530977607705" calcext:value-type="float">
            <text:p>99 </text:p>
          </table:table-cell>
          <table:table-cell/>
          <table:table-cell table:formula="of:=RAND()*100" office:value-type="float" office:value="1.46513733780012" calcext:value-type="float">
            <text:p>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40.0608493597247" calcext:value-type="float">
            <text:p>40 </text:p>
          </table:table-cell>
          <table:table-cell/>
          <table:table-cell table:formula="of:=RAND()*100" office:value-type="float" office:value="3.3023995696567" calcext:value-type="float">
            <text:p>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9.6312981913798" calcext:value-type="float">
            <text:p>60 </text:p>
          </table:table-cell>
          <table:table-cell/>
          <table:table-cell table:formula="of:=RAND()*100" office:value-type="float" office:value="66.9734238064848" calcext:value-type="float">
            <text:p>6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0.256887206342071" calcext:value-type="float">
            <text:p>0 </text:p>
          </table:table-cell>
          <table:table-cell/>
          <table:table-cell table:formula="of:=RAND()*100" office:value-type="float" office:value="8.89568285783753" calcext:value-type="float">
            <text:p>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40.7004432170652" calcext:value-type="float">
            <text:p>41 </text:p>
          </table:table-cell>
          <table:table-cell/>
          <table:table-cell table:formula="of:=RAND()*100" office:value-type="float" office:value="63.3281044079922" calcext:value-type="float">
            <text:p>6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6.5124487294816" calcext:value-type="float">
            <text:p>97 </text:p>
          </table:table-cell>
          <table:table-cell/>
          <table:table-cell table:formula="of:=RAND()*100" office:value-type="float" office:value="56.965581944678" calcext:value-type="float">
            <text:p>5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6.0215178993531" calcext:value-type="float">
            <text:p>56 </text:p>
          </table:table-cell>
          <table:table-cell/>
          <table:table-cell table:formula="of:=RAND()*100" office:value-type="float" office:value="13.6643173289485" calcext:value-type="float">
            <text:p>1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3.4605854912661" calcext:value-type="float">
            <text:p>93 </text:p>
          </table:table-cell>
          <table:table-cell/>
          <table:table-cell table:formula="of:=RAND()*100" office:value-type="float" office:value="53.5374205443077" calcext:value-type="float">
            <text:p>5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9.4768519490026" calcext:value-type="float">
            <text:p>69 </text:p>
          </table:table-cell>
          <table:table-cell/>
          <table:table-cell table:formula="of:=RAND()*100" office:value-type="float" office:value="25.0004150322638" calcext:value-type="float">
            <text:p>2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9.0673473686911" calcext:value-type="float">
            <text:p>99 </text:p>
          </table:table-cell>
          <table:table-cell/>
          <table:table-cell table:formula="of:=RAND()*100" office:value-type="float" office:value="1.36793422279879" calcext:value-type="float">
            <text:p>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8.7528235488571" calcext:value-type="float">
            <text:p>19 </text:p>
          </table:table-cell>
          <table:table-cell/>
          <table:table-cell table:formula="of:=RAND()*100" office:value-type="float" office:value="15.9284100285731" calcext:value-type="float">
            <text:p>16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8.8510937918909" calcext:value-type="float">
            <text:p>89 </text:p>
          </table:table-cell>
          <table:table-cell/>
          <table:table-cell table:formula="of:=RAND()*100" office:value-type="float" office:value="28.1530891195871" calcext:value-type="float">
            <text:p>2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1.7429959890433" calcext:value-type="float">
            <text:p>82 </text:p>
          </table:table-cell>
          <table:table-cell/>
          <table:table-cell table:formula="of:=RAND()*100" office:value-type="float" office:value="49.0413384395652" calcext:value-type="float">
            <text:p>4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5.6167651875876" calcext:value-type="float">
            <text:p>66 </text:p>
          </table:table-cell>
          <table:table-cell/>
          <table:table-cell table:formula="of:=RAND()*100" office:value-type="float" office:value="24.8620936064981" calcext:value-type="float">
            <text:p>2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.75934786861762" calcext:value-type="float">
            <text:p>4 </text:p>
          </table:table-cell>
          <table:table-cell/>
          <table:table-cell table:formula="of:=RAND()*100" office:value-type="float" office:value="17.2479752334766" calcext:value-type="float">
            <text:p>1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9.778985909652" calcext:value-type="float">
            <text:p>40 </text:p>
          </table:table-cell>
          <table:table-cell/>
          <table:table-cell table:formula="of:=RAND()*100" office:value-type="float" office:value="89.0873901429586" calcext:value-type="float">
            <text:p>8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9.0116673684679" calcext:value-type="float">
            <text:p>29 </text:p>
          </table:table-cell>
          <table:table-cell/>
          <table:table-cell table:formula="of:=RAND()*100" office:value-type="float" office:value="13.5972351883538" calcext:value-type="float">
            <text:p>1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3.8725513569079" calcext:value-type="float">
            <text:p>74 </text:p>
          </table:table-cell>
          <table:table-cell/>
          <table:table-cell table:formula="of:=RAND()*100" office:value-type="float" office:value="7.17865118058398" calcext:value-type="float">
            <text:p>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1.3589285011403" calcext:value-type="float">
            <text:p>31 </text:p>
          </table:table-cell>
          <table:table-cell/>
          <table:table-cell table:formula="of:=RAND()*100" office:value-type="float" office:value="94.3286182940938" calcext:value-type="float">
            <text:p>9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7.9417901323177" calcext:value-type="float">
            <text:p>68 </text:p>
          </table:table-cell>
          <table:table-cell/>
          <table:table-cell table:formula="of:=RAND()*100" office:value-type="float" office:value="95.1230211299844" calcext:value-type="float">
            <text:p>9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0.8149065007456" calcext:value-type="float">
            <text:p>31 </text:p>
          </table:table-cell>
          <table:table-cell/>
          <table:table-cell table:formula="of:=RAND()*100" office:value-type="float" office:value="47.1822325722314" calcext:value-type="float">
            <text:p>4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9.363456054125" calcext:value-type="float">
            <text:p>79 </text:p>
          </table:table-cell>
          <table:table-cell/>
          <table:table-cell table:formula="of:=RAND()*100" office:value-type="float" office:value="63.4953850065358" calcext:value-type="float">
            <text:p>6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8.895693377126" calcext:value-type="float">
            <text:p>79 </text:p>
          </table:table-cell>
          <table:table-cell/>
          <table:table-cell table:formula="of:=RAND()*100" office:value-type="float" office:value="97.561861469876" calcext:value-type="float">
            <text:p>9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7.5478628487326" calcext:value-type="float">
            <text:p>68 </text:p>
          </table:table-cell>
          <table:table-cell/>
          <table:table-cell table:formula="of:=RAND()*100" office:value-type="float" office:value="83.7191009544767" calcext:value-type="float">
            <text:p>8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8.6091968161054" calcext:value-type="float">
            <text:p>39 </text:p>
          </table:table-cell>
          <table:table-cell/>
          <table:table-cell table:formula="of:=RAND()*100" office:value-type="float" office:value="99.6017809142359" calcext:value-type="float">
            <text:p>10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0.0410372042097151" calcext:value-type="float">
            <text:p>0 </text:p>
          </table:table-cell>
          <table:table-cell/>
          <table:table-cell table:formula="of:=RAND()*100" office:value-type="float" office:value="39.8939852952026" calcext:value-type="float">
            <text:p>4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8.6835766746663" calcext:value-type="float">
            <text:p>79 </text:p>
          </table:table-cell>
          <table:table-cell/>
          <table:table-cell table:formula="of:=RAND()*100" office:value-type="float" office:value="78.6982356221415" calcext:value-type="float">
            <text:p>7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4.1767272283323" calcext:value-type="float">
            <text:p>54 </text:p>
          </table:table-cell>
          <table:table-cell/>
          <table:table-cell table:formula="of:=RAND()*100" office:value-type="float" office:value="42.5231193075888" calcext:value-type="float">
            <text:p>4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1.2432823120616" calcext:value-type="float">
            <text:p>81 </text:p>
          </table:table-cell>
          <table:table-cell/>
          <table:table-cell table:formula="of:=RAND()*100" office:value-type="float" office:value="2.17390601756051" calcext:value-type="float">
            <text:p>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8.6626217165031" calcext:value-type="float">
            <text:p>89 </text:p>
          </table:table-cell>
          <table:table-cell/>
          <table:table-cell table:formula="of:=RAND()*100" office:value-type="float" office:value="1.88666851026937" calcext:value-type="float">
            <text:p>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8.4541891957633" calcext:value-type="float">
            <text:p>98 </text:p>
          </table:table-cell>
          <table:table-cell/>
          <table:table-cell table:formula="of:=RAND()*100" office:value-type="float" office:value="81.0734934988432" calcext:value-type="float">
            <text:p>81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9.6614582114853" calcext:value-type="float">
            <text:p>10 </text:p>
          </table:table-cell>
          <table:table-cell/>
          <table:table-cell table:formula="of:=RAND()*100" office:value-type="float" office:value="79.4444681960158" calcext:value-type="float">
            <text:p>7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9.993981544394" calcext:value-type="float">
            <text:p>20 </text:p>
          </table:table-cell>
          <table:table-cell/>
          <table:table-cell table:formula="of:=RAND()*100" office:value-type="float" office:value="59.8391046165489" calcext:value-type="float">
            <text:p>6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5.6269147410058" calcext:value-type="float">
            <text:p>16 </text:p>
          </table:table-cell>
          <table:table-cell/>
          <table:table-cell table:formula="of:=RAND()*100" office:value-type="float" office:value="72.4739352590404" calcext:value-type="float">
            <text:p>7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6.8600405775942" calcext:value-type="float">
            <text:p>27 </text:p>
          </table:table-cell>
          <table:table-cell/>
          <table:table-cell table:formula="of:=RAND()*100" office:value-type="float" office:value="97.5292796618305" calcext:value-type="float">
            <text:p>98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1.8200557562523" calcext:value-type="float">
            <text:p>52 </text:p>
          </table:table-cell>
          <table:table-cell/>
          <table:table-cell table:formula="of:=RAND()*100" office:value-type="float" office:value="21.6950061148964" calcext:value-type="float">
            <text:p>2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7.5648204260506" calcext:value-type="float">
            <text:p>78 </text:p>
          </table:table-cell>
          <table:table-cell/>
          <table:table-cell table:formula="of:=RAND()*100" office:value-type="float" office:value="99.812736606691" calcext:value-type="float">
            <text:p>100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2.0512608182617" calcext:value-type="float">
            <text:p>72 </text:p>
          </table:table-cell>
          <table:table-cell/>
          <table:table-cell table:formula="of:=RAND()*100" office:value-type="float" office:value="46.5851997840218" calcext:value-type="float">
            <text:p>4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.70739466929808" calcext:value-type="float">
            <text:p>6 </text:p>
          </table:table-cell>
          <table:table-cell/>
          <table:table-cell table:formula="of:=RAND()*100" office:value-type="float" office:value="14.071121707093" calcext:value-type="float">
            <text:p>1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.63040942838416" calcext:value-type="float">
            <text:p>8 </text:p>
          </table:table-cell>
          <table:table-cell/>
          <table:table-cell table:formula="of:=RAND()*100" office:value-type="float" office:value="65.9055677358992" calcext:value-type="float">
            <text:p>66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4.8265452007763" calcext:value-type="float">
            <text:p>65 </text:p>
          </table:table-cell>
          <table:table-cell/>
          <table:table-cell table:formula="of:=RAND()*100" office:value-type="float" office:value="63.3943896158598" calcext:value-type="float">
            <text:p>63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.49473830824718" calcext:value-type="float">
            <text:p>1 </text:p>
          </table:table-cell>
          <table:table-cell/>
          <table:table-cell table:formula="of:=RAND()*100" office:value-type="float" office:value="59.1473290580325" calcext:value-type="float">
            <text:p>59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30.0614306353964" calcext:value-type="float">
            <text:p>30 </text:p>
          </table:table-cell>
          <table:table-cell/>
          <table:table-cell table:formula="of:=RAND()*100" office:value-type="float" office:value="54.0589562035166" calcext:value-type="float">
            <text:p>5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75.1770096016116" calcext:value-type="float">
            <text:p>75 </text:p>
          </table:table-cell>
          <table:table-cell/>
          <table:table-cell table:formula="of:=RAND()*100" office:value-type="float" office:value="52.2394631872885" calcext:value-type="float">
            <text:p>5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.59749604156241" calcext:value-type="float">
            <text:p>3 </text:p>
          </table:table-cell>
          <table:table-cell/>
          <table:table-cell table:formula="of:=RAND()*100" office:value-type="float" office:value="57.1918714907952" calcext:value-type="float">
            <text:p>5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0.6905024987645" calcext:value-type="float">
            <text:p>51 </text:p>
          </table:table-cell>
          <table:table-cell/>
          <table:table-cell table:formula="of:=RAND()*100" office:value-type="float" office:value="64.8341868887655" calcext:value-type="float">
            <text:p>6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53.2277925522067" calcext:value-type="float">
            <text:p>53 </text:p>
          </table:table-cell>
          <table:table-cell/>
          <table:table-cell table:formula="of:=RAND()*100" office:value-type="float" office:value="64.7910525673069" calcext:value-type="float">
            <text:p>65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61.4451320492663" calcext:value-type="float">
            <text:p>61 </text:p>
          </table:table-cell>
          <table:table-cell/>
          <table:table-cell table:formula="of:=RAND()*100" office:value-type="float" office:value="83.8193257688545" calcext:value-type="float">
            <text:p>84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27.1674169343896" calcext:value-type="float">
            <text:p>27 </text:p>
          </table:table-cell>
          <table:table-cell/>
          <table:table-cell table:formula="of:=RAND()*100" office:value-type="float" office:value="47.3980870679952" calcext:value-type="float">
            <text:p>47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14.5858732401393" calcext:value-type="float">
            <text:p>15 </text:p>
          </table:table-cell>
          <table:table-cell/>
          <table:table-cell table:formula="of:=RAND()*100" office:value-type="float" office:value="11.7908773128875" calcext:value-type="float">
            <text:p>12 </text:p>
          </table:table-cell>
          <table:table-cell table:number-columns-repeated="1021"/>
        </table:table-row>
        <table:table-row table:style-name="ro1">
          <table:table-cell table:formula="of:=RAND()*100" office:value-type="float" office:value="87.6540267490782" calcext:value-type="float">
            <text:p>88 </text:p>
          </table:table-cell>
          <table:table-cell/>
          <table:table-cell table:formula="of:=RAND()*100" office:value-type="float" office:value="20.8409617072903" calcext:value-type="float">
            <text:p>2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2.1661250642501" calcext:value-type="float">
            <text:p>9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5.9420324885286" calcext:value-type="float">
            <text:p>9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6.7879771185108" calcext:value-type="float">
            <text:p>7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7.9395786370151" calcext:value-type="float">
            <text:p>1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6.1787583003752" calcext:value-type="float">
            <text:p>2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.81935835862532" calcext:value-type="float">
            <text:p>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0.0619185133837" calcext:value-type="float">
            <text:p>6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9.646841629874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7.9761053691618" calcext:value-type="float">
            <text:p>9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3.3051082189195" calcext:value-type="float">
            <text:p>4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6.2993702548556" calcext:value-type="float">
            <text:p>2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6.6705385525711" calcext:value-type="float">
            <text:p>7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1.9231859757565" calcext:value-type="float">
            <text:p>8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1.4133562357165" calcext:value-type="float">
            <text:p>4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9.4267657143064" calcext:value-type="float">
            <text:p>5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1.7171794758178" calcext:value-type="float">
            <text:p>1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2.1123778098263" calcext:value-type="float">
            <text:p>4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.57272402429953" calcext:value-type="float">
            <text:p>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5.168888119515" calcext:value-type="float">
            <text:p>7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6.6111413179897" calcext:value-type="float">
            <text:p>5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4.0840282873251" calcext:value-type="float">
            <text:p>7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0.2491647261195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8.3948338381015" calcext:value-type="float">
            <text:p>6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.05426836712286" calcext:value-type="float">
            <text:p>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3.4890619083308" calcext:value-type="float">
            <text:p>1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6.269169182051" calcext:value-type="float">
            <text:p>4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4.700345362071" calcext:value-type="float">
            <text:p>4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1.8731283419766" calcext:value-type="float">
            <text:p>8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3.6088404455222" calcext:value-type="float">
            <text:p>6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5.9400168084539" calcext:value-type="float">
            <text:p>2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2.7079607802443" calcext:value-type="float">
            <text:p>6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0.3483686712571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5.8361360360868" calcext:value-type="float">
            <text:p>4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9.9526533600874" calcext:value-type="float">
            <text:p>2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3.7300979183055" calcext:value-type="float">
            <text:p>3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7.9702711873688" calcext:value-type="float">
            <text:p>6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4.205264642369" calcext:value-type="float">
            <text:p>9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4.4909954932518" calcext:value-type="float">
            <text:p>8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2.7112729824148" calcext:value-type="float">
            <text:p>6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3.0582211003639" calcext:value-type="float">
            <text:p>9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8.2489917078055" calcext:value-type="float">
            <text:p>4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7.4762802873738" calcext:value-type="float">
            <text:p>2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9.8266084049828" calcext:value-type="float">
            <text:p>3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2.8401628904976" calcext:value-type="float">
            <text:p>2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1.5506312460639" calcext:value-type="float">
            <text:p>1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8.108046867419" calcext:value-type="float">
            <text:p>2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6.4918651268818" calcext:value-type="float">
            <text:p>9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3.5926969605498" calcext:value-type="float">
            <text:p>5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8.5569230956025" calcext:value-type="float">
            <text:p>5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2.5817204848863" calcext:value-type="float">
            <text:p>5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3.2751318835653" calcext:value-type="float">
            <text:p>2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9.0204455819912" calcext:value-type="float">
            <text:p>8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6.3231544778682" calcext:value-type="float">
            <text:p>1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5.1061791018583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9.3441806989722" calcext:value-type="float">
            <text:p>9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6.2522396934219" calcext:value-type="float">
            <text:p>9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1.3317495421506" calcext:value-type="float">
            <text:p>7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1.3250268506818" calcext:value-type="float">
            <text:p>6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3.7717327685095" calcext:value-type="float">
            <text:p>6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5.4678239277564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4.8173955292441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5.4844037792645" calcext:value-type="float">
            <text:p>3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5.8691393840127" calcext:value-type="float">
            <text:p>4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5.563126730267" calcext:value-type="float">
            <text:p>3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9.0190159040503" calcext:value-type="float">
            <text:p>5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2.6191317732446" calcext:value-type="float">
            <text:p>9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7.0482303178869" calcext:value-type="float">
            <text:p>9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4.6559120365418" calcext:value-type="float">
            <text:p>2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3.0058893258683" calcext:value-type="float">
            <text:p>5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3.9495043200441" calcext:value-type="float">
            <text:p>1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3.1690655625425" calcext:value-type="float">
            <text:p>5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1.6740141971968" calcext:value-type="float">
            <text:p>2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3.8773873145692" calcext:value-type="float">
            <text:p>4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1.2318261270411" calcext:value-type="float">
            <text:p>2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4.1532836225815" calcext:value-type="float">
            <text:p>7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0.9975942294113" calcext:value-type="float">
            <text:p>1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7.3975512688048" calcext:value-type="float">
            <text:p>8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7.9176800767891" calcext:value-type="float">
            <text:p>1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4.6827944205143" calcext:value-type="float">
            <text:p>1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2.8982688416727" calcext:value-type="float">
            <text:p>1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2.2969101765193" calcext:value-type="float">
            <text:p>1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4.530612535309" calcext:value-type="float">
            <text:p>8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9.1230339580216" calcext:value-type="float">
            <text:p>1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0.1550276228227" calcext:value-type="float">
            <text:p>3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.70771788759157" calcext:value-type="float">
            <text:p>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0.0014662207104" calcext:value-type="float">
            <text:p>3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.31936514610425" calcext:value-type="float">
            <text:p>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2.6955827395432" calcext:value-type="float">
            <text:p>4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1.6434378852136" calcext:value-type="float">
            <text:p>8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5.9058948396705" calcext:value-type="float">
            <text:p>1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0.1262696064077" calcext:value-type="float">
            <text:p>7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8.5732306796126" calcext:value-type="float">
            <text:p>6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3.0637336452492" calcext:value-type="float">
            <text:p>9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0.2743824967183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3.434588580858" calcext:value-type="float">
            <text:p>2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1.0298144700937" calcext:value-type="float">
            <text:p>8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0.4326585284434" calcext:value-type="float">
            <text:p>2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4.994318021927" calcext:value-type="float">
            <text:p>3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9.7748818132095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8.5438041272573" calcext:value-type="float">
            <text:p>9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1.0443471907638" calcext:value-type="float">
            <text:p>7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0.6971261953004" calcext:value-type="float">
            <text:p>4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0.6766749476083" calcext:value-type="float">
            <text:p>8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1.529103636276" calcext:value-type="float">
            <text:p>9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9.117644445505" calcext:value-type="float">
            <text:p>4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0.8090647985227" calcext:value-type="float">
            <text:p>5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5.1487857592292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.6902991947718" calcext:value-type="float">
            <text:p>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1.627152368892" calcext:value-type="float">
            <text:p>4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8.5905239242129" calcext:value-type="float">
            <text:p>9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.3506947667338" calcext:value-type="float">
            <text:p>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2.7928645699285" calcext:value-type="float">
            <text:p>1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1.4621946564876" calcext:value-type="float">
            <text:p>7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0.4698757245205" calcext:value-type="float">
            <text:p>3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4.8796651954763" calcext:value-type="float">
            <text:p>7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1.5480303601362" calcext:value-type="float">
            <text:p>3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5.1726954500191" calcext:value-type="float">
            <text:p>6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.14901216095313" calcext:value-type="float">
            <text:p>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3.1999177741818" calcext:value-type="float">
            <text:p>6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.92296455288306" calcext:value-type="float">
            <text:p>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7.7160825557075" calcext:value-type="float">
            <text:p>7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6.8913743994199" calcext:value-type="float">
            <text:p>8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0.17410146771" calcext:value-type="float">
            <text:p>9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7.8767351177521" calcext:value-type="float">
            <text:p>2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3.8850937294774" calcext:value-type="float">
            <text:p>4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9.975617590826" calcext:value-type="float">
            <text:p>10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1.2608843878843" calcext:value-type="float">
            <text:p>4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5.122125998605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9.4643497816287" calcext:value-type="float">
            <text:p>6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.29015910485759" calcext:value-type="float">
            <text:p>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6.3727810769342" calcext:value-type="float">
            <text:p>4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6.3716299575754" calcext:value-type="float">
            <text:p>6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6.5157851926051" calcext:value-type="float">
            <text:p>4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3.6155406781472" calcext:value-type="float">
            <text:p>8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4.5335953007452" calcext:value-type="float">
            <text:p>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4.918738945853" calcext:value-type="float">
            <text:p>9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4.6655103587545" calcext:value-type="float">
            <text:p>9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8.0789680848829" calcext:value-type="float">
            <text:p>9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4.7400363651104" calcext:value-type="float">
            <text:p>8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8.3702259068377" calcext:value-type="float">
            <text:p>2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9.1964219673537" calcext:value-type="float">
            <text:p>6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0.1481540105306" calcext:value-type="float">
            <text:p>2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0.6727858190425" calcext:value-type="float">
            <text:p>1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14.2867699614726" calcext:value-type="float">
            <text:p>1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8.6600204394199" calcext:value-type="float">
            <text:p>8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6.64369160076603" calcext:value-type="float">
            <text:p>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9.5594428409822" calcext:value-type="float">
            <text:p>4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36.0664183390327" calcext:value-type="float">
            <text:p>3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5.5929025565274" calcext:value-type="float">
            <text:p>8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7.376864196267" calcext:value-type="float">
            <text:p>8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9.76511585759" calcext:value-type="float">
            <text:p>6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4.5777494949289" calcext:value-type="float">
            <text:p>8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1.161517475266" calcext:value-type="float">
            <text:p>8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0.3041556687094" calcext:value-type="float">
            <text:p>5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1.2829577666707" calcext:value-type="float">
            <text:p>5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92.2612687689252" calcext:value-type="float">
            <text:p>92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6.3283472205512" calcext:value-type="float">
            <text:p>5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57.5936416978948" calcext:value-type="float">
            <text:p>5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6.0945578454994" calcext:value-type="float">
            <text:p>7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89.1893006279133" calcext:value-type="float">
            <text:p>8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45.8638493786566" calcext:value-type="float">
            <text:p>46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6.6776028904133" calcext:value-type="float">
            <text:p>2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71.0278807790019" calcext:value-type="float">
            <text:p>7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RAND()*100" office:value-type="float" office:value="20.5251795821823" calcext:value-type="float">
            <text:p>21 </text:p>
          </table:table-cell>
          <table:table-cell table:number-columns-repeated="1021"/>
        </table:table-row>
        <table:table-row table:style-name="ro1" table:number-rows-repeated="10481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￥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0" loext:min-decimal-places="0" number:min-integer-digits="1"/>
      <number:text> </number:text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5:56:15.312000000</meta:creation-date>
    <dc:date>2017-11-20T16:22:31.504000000</dc:date>
    <meta:generator>LibreOffice/5.4.3.2$Windows_X86_64 LibreOffice_project/92a7159f7e4af62137622921e809f8546db437e5</meta:generator>
    <meta:editing-duration>PT5M55S</meta:editing-duration>
    <meta:editing-cycles>1</meta:editing-cycles>
    <meta:document-statistic meta:table-count="2" meta:cell-count="898" meta:object-count="0"/>
    <meta:user-defined meta:name="KSOProductBuildVer">2052-10.1.0.6929</meta:user-defined>
  </office:meta>
</office:document-meta>
</file>